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ar bs-font-monospace" svg:font-family="'var bs-font-monospac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28a5" officeooo:paragraph-rsid="000828a5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b92d9" officeooo:paragraph-rsid="000b92d9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b92d9" officeooo:paragraph-rsid="000e10bf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e45ff" officeooo:paragraph-rsid="000e45ff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e45ff" officeooo:paragraph-rsid="00115e58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bcbe1" officeooo:paragraph-rsid="001bcbe1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d563d" officeooo:paragraph-rsid="001d563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1d563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e7577" officeooo:paragraph-rsid="001e757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f5592" officeooo:paragraph-rsid="001f559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208a3b" officeooo:paragraph-rsid="00208a3b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263232" style:font-size-asian="12pt" style:font-name-complex="Times New Roman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27ec48" officeooo:paragraph-rsid="0027ec48" style:font-size-asian="12pt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296f69" style:font-size-asian="12pt" style:font-name-complex="Times New Roman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31020e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rsid="002b318c" officeooo:paragraph-rsid="002b318c" style:font-size-asian="12pt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officeooo:rsid="002c1e46" officeooo:paragraph-rsid="002c1e46" style:font-size-asian="12pt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officeooo:rsid="002d0a78" officeooo:paragraph-rsid="002d0a78" style:font-size-asian="12pt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officeooo:rsid="002eee82" officeooo:paragraph-rsid="002f293c" style:font-size-asian="12pt" style:font-name-complex="Times New Roman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officeooo:rsid="0031020e" officeooo:paragraph-rsid="0031020e" style:font-size-asian="12pt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officeooo:rsid="0031d244" officeooo:paragraph-rsid="0031d244" style:font-size-asian="12pt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rsid="0033d123" officeooo:paragraph-rsid="0033d123" style:font-size-asian="12pt" style:font-name-complex="Times New Roman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rsid="0035ea69" officeooo:paragraph-rsid="0035ea69" style:font-size-asian="12pt" style:font-name-complex="Times New Roman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officeooo:rsid="00383025" officeooo:paragraph-rsid="00383025" style:font-size-asian="12pt" style:font-name-complex="Times New Roman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rsid="00383025" officeooo:paragraph-rsid="00394d5e" style:font-size-asian="12pt" style:font-name-complex="Times New Roman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officeooo:rsid="00383025" officeooo:paragraph-rsid="00383025" style:font-size-asian="12pt" style:font-name-complex="Times New Roman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officeooo:rsid="00394d5e" officeooo:paragraph-rsid="00394d5e" style:font-size-asian="12pt" style:font-name-complex="Times New Roman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officeooo:rsid="00395478" officeooo:paragraph-rsid="00395478" style:font-size-asian="12pt" style:font-name-complex="Times New Roman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officeooo:rsid="003c16fd" officeooo:paragraph-rsid="003c16fd" style:font-size-asian="12pt" style:font-name-complex="Times New Roman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officeooo:rsid="003d0c07" officeooo:paragraph-rsid="003d0c07" style:font-size-asian="12pt" style:font-name-complex="Times New Roman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officeooo:rsid="00407388" officeooo:paragraph-rsid="00407388" style:font-size-asian="12pt" style:font-name-complex="Times New Roman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officeooo:rsid="0041fbe8" officeooo:paragraph-rsid="0041fbe8" style:font-size-asian="12pt" style:font-name-complex="Times New Roman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officeooo:rsid="0045dc22" officeooo:paragraph-rsid="0046d879" style:font-size-asian="12pt" style:font-name-complex="Times New Roman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officeooo:rsid="0048c9a4" officeooo:paragraph-rsid="0048c9a4" style:font-size-asian="12pt" style:font-name-complex="Times New Roman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officeooo:rsid="0048c9a4" officeooo:paragraph-rsid="00546ac8" style:font-size-asian="12pt" style:font-name-complex="Times New Roman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officeooo:rsid="0048cea2" officeooo:paragraph-rsid="0048cea2" style:font-size-asian="12pt" style:font-name-complex="Times New Roman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officeooo:rsid="0048cea2" officeooo:paragraph-rsid="00573ce1" style:font-size-asian="12pt" style:font-name-complex="Times New Roman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officeooo:rsid="0048cea2" officeooo:paragraph-rsid="0048cea2" style:font-size-asian="12pt" style:font-name-complex="Times New Roman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officeooo:rsid="004ac393" officeooo:paragraph-rsid="004ac393" style:font-size-asian="12pt" style:font-name-complex="Times New Roman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officeooo:rsid="004e2f3d" officeooo:paragraph-rsid="004e2f3d" style:font-size-asian="12pt" style:font-name-complex="Times New Roman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officeooo:rsid="004f34b6" officeooo:paragraph-rsid="004f34b6" style:font-size-asian="12pt" style:font-name-complex="Times New Roman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officeooo:rsid="00503086" officeooo:paragraph-rsid="00503086" style:font-size-asian="12pt" style:font-name-complex="Times New Roman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officeooo:rsid="00510f9f" officeooo:paragraph-rsid="00510f9f" style:font-size-asian="12pt" style:font-name-complex="Times New Roman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7ec48" officeooo:paragraph-rsid="0027ec48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83025" officeooo:paragraph-rsid="00383025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48c9a4" officeooo:paragraph-rsid="0048c9a4" style:font-size-asian="12pt" style:font-weight-asian="bold" style:font-name-complex="Times New Roman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weight="bold" officeooo:rsid="00599527" officeooo:paragraph-rsid="00599527" style:font-size-asian="10.5pt" style:font-weight-asian="bold" style:font-name-complex="Times New Roman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officeooo:rsid="00599527" officeooo:paragraph-rsid="00599527" style:font-size-asian="10.5pt" style:font-name-complex="Times New Roman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officeooo:rsid="00599527" officeooo:paragraph-rsid="005a17ac" style:font-size-asian="10.5pt" style:font-name-complex="Times New Roman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officeooo:rsid="005ab135" officeooo:paragraph-rsid="005ab135" style:font-size-asian="10.5pt" style:font-name-complex="Times New Roman" style:font-size-complex="12pt"/>
    </style:style>
    <style:style style:name="P57" style:family="paragraph" style:parent-style-name="Standard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officeooo:paragraph-rsid="00152909" style:font-size-asian="10pt" style:font-name-complex="Courier New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e45ff" style:font-size-asian="10pt" style:font-name-complex="Times New Roman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b92d9" style:font-size-asian="10pt" style:font-name-complex="Times New Roman" style:font-size-complex="10pt"/>
    </style:style>
    <style:style style:name="P63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Times New Roman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1d563d" style:font-size-asian="10pt" style:font-name-complex="Times New Roman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263232" style:font-size-asian="10pt" style:font-name-complex="Times New Roman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10pt" officeooo:rsid="0024d416" officeooo:paragraph-rsid="0024d416" style:font-size-asian="8.75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Courier New" fo:font-size="10pt" officeooo:rsid="0035ea69" officeooo:paragraph-rsid="0035ea69" style:font-size-asian="8.75pt" style:font-name-complex="Times New Roman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263232" style:font-size-asian="8.75pt" style:font-name-complex="Times New Roman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Courier New" fo:font-size="10pt" officeooo:rsid="003b2aea" officeooo:paragraph-rsid="003b2aea" style:font-size-asian="8.75pt" style:font-name-complex="Times New Roman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Courier New" fo:font-size="10pt" officeooo:rsid="0048cea2" officeooo:paragraph-rsid="0048cea2" style:font-size-asian="8.75pt" style:font-name-complex="Times New Roman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Courier New" fo:font-size="10pt" officeooo:rsid="004ac393" officeooo:paragraph-rsid="004ac393" style:font-size-asian="8.75pt" style:font-name-complex="Times New Roman" style:font-size-complex="10pt"/>
    </style:style>
    <style:style style:name="P72" style:family="paragraph" style:parent-style-name="Standard">
      <style:paragraph-properties fo:text-align="start" style:justify-single-word="false"/>
      <style:text-properties style:font-name="Courier New" fo:font-size="10pt" officeooo:rsid="00532b79" officeooo:paragraph-rsid="00532b79" style:font-size-asian="8.75pt" style:font-name-complex="Times New Roman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Courier New" fo:font-size="10pt" officeooo:rsid="00599527" officeooo:paragraph-rsid="00599527" style:font-size-asian="8.75pt" style:font-name-complex="Times New Roman" style:font-size-complex="10pt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0pt" officeooo:rsid="005a17ac" officeooo:paragraph-rsid="005a17ac" style:font-size-asian="8.75pt" style:font-name-complex="Times New Roman" style:font-size-complex="10pt"/>
    </style:style>
    <style:style style:name="P75" style:family="paragraph" style:parent-style-name="Standard">
      <style:paragraph-properties fo:text-align="start" style:justify-single-word="false"/>
      <style:text-properties style:font-name="Courier New" fo:font-size="10pt" officeooo:rsid="005be70b" officeooo:paragraph-rsid="005be70b" style:font-size-asian="8.75pt" style:font-name-complex="Times New Roman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Courier New" officeooo:rsid="000fa032" officeooo:paragraph-rsid="000fa032" style:font-name-complex="Times New Roman"/>
    </style:style>
    <style:style style:name="P77" style:family="paragraph" style:parent-style-name="Standard">
      <style:paragraph-properties fo:text-align="justify" style:justify-single-word="false"/>
      <style:text-properties style:font-name="Courier New" officeooo:rsid="000fa032" officeooo:paragraph-rsid="001415fa" style:font-name-complex="Times New Roman"/>
    </style:style>
    <style:style style:name="P78" style:family="paragraph" style:parent-style-name="Standard">
      <style:paragraph-properties fo:text-align="justify" style:justify-single-word="false"/>
      <style:text-properties style:font-name="Courier New" style:font-name-complex="Times New Roman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0fa032" style:font-size-asian="7pt" style:font-name-complex="Times New Roman" style:font-size-complex="7pt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1a058e" style:font-size-asian="7pt" style:font-name-complex="Times New Roman" style:font-size-complex="7pt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1pt" style:font-size-asian="11pt" style:font-name-complex="Courier New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0828a5" style:font-size-asian="9pt" style:font-name-complex="Times New Roman" style:font-size-complex="9pt"/>
    </style:style>
    <style:style style:name="P83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181db9" style:font-size-asian="9pt" style:font-name-complex="Times New Roman" style:font-size-complex="9pt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8pt" officeooo:rsid="0035ea69" officeooo:paragraph-rsid="0035ea69" style:font-size-asian="8pt" style:font-name-complex="Times New Roman" style:font-size-complex="8pt"/>
    </style:style>
    <style:style style:name="P85" style:family="paragraph" style:parent-style-name="Standard">
      <style:paragraph-properties fo:text-align="justify" style:justify-single-word="false"/>
      <style:text-properties style:font-name="Courier New" fo:font-size="8pt" officeooo:rsid="0046d879" officeooo:paragraph-rsid="0046d879" style:font-size-asian="8pt" style:font-name-complex="Times New Roman" style:font-size-complex="8pt"/>
    </style:style>
    <style:style style:name="P86" style:family="paragraph" style:parent-style-name="Normal">
      <style:text-properties style:font-name="Courier New" fo:font-size="11pt" style:font-size-asian="11pt" style:font-name-complex="Courier New" style:font-size-complex="11pt"/>
    </style:style>
    <style:style style:name="P87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style:font-name-complex="Times New Roman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0pt" officeooo:rsid="00394d5e" officeooo:paragraph-rsid="00394d5e" style:font-size-asian="8.75pt" style:font-name-complex="Times New Roman" style:font-size-complex="10pt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0pt" officeooo:rsid="00394d5e" officeooo:paragraph-rsid="00383025" style:font-size-asian="8.75pt" style:font-name-complex="Times New Roman" style:font-size-complex="10pt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0pt" officeooo:rsid="005be70b" officeooo:paragraph-rsid="005f4ac1" style:font-size-asian="8.75pt" style:font-name-complex="Times New Roman" style:font-size-complex="10pt"/>
    </style:style>
    <style:style style:name="P91" style:family="paragraph" style:parent-style-name="Standard">
      <style:paragraph-properties fo:text-align="start" style:justify-single-word="false"/>
      <style:text-properties style:font-name="Courier New" fo:font-size="10pt" officeooo:rsid="005be70b" officeooo:paragraph-rsid="0060e9cc" style:font-size-asian="8.75pt" style:font-name-complex="Times New Roman" style:font-size-complex="10pt"/>
    </style:style>
    <style:style style:name="P92" style:family="paragraph" style:parent-style-name="Standard">
      <style:paragraph-properties fo:text-align="start" style:justify-single-word="false"/>
      <style:text-properties style:font-name="Courier New" fo:font-size="10pt" officeooo:rsid="0060e9cc" officeooo:paragraph-rsid="0060e9cc" style:font-size-asian="8.75pt" style:font-name-complex="Times New Roman" style:font-size-complex="10pt"/>
    </style:style>
    <style:style style:name="P93" style:family="paragraph" style:parent-style-name="Standard">
      <style:paragraph-properties fo:text-align="justify" style:justify-single-word="false"/>
      <style:text-properties style:font-name="Times New Roman" fo:font-size="12pt" officeooo:rsid="005a17ac" officeooo:paragraph-rsid="005a17ac" style:font-size-asian="10.5pt" style:font-name-complex="Times New Roman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2pt" officeooo:rsid="005ab135" officeooo:paragraph-rsid="005ab135" style:font-size-asian="10.5pt" style:font-name-complex="Times New Roman" style:font-size-complex="12pt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size="12pt" officeooo:rsid="005ab135" officeooo:paragraph-rsid="005ab135" style:font-size-asian="10.5pt" style:font-name-complex="Times New Roman" style:font-size-complex="12pt"/>
    </style:style>
    <style:style style:name="P96" style:family="paragraph" style:parent-style-name="Standard">
      <style:paragraph-properties fo:text-align="justify" style:justify-single-word="false"/>
      <style:text-properties style:font-name="Times New Roman" fo:font-size="12pt" officeooo:rsid="005f4ac1" officeooo:paragraph-rsid="005ab135" style:font-size-asian="10.5pt" style:font-name-complex="Times New Roman" style:font-size-complex="12pt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2pt" officeooo:rsid="005f4ac1" officeooo:paragraph-rsid="005f4ac1" style:font-size-asian="10.5pt" style:font-name-complex="Times New Roman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Times New Roman" fo:font-size="12pt" officeooo:rsid="00599527" officeooo:paragraph-rsid="005a17ac" style:font-size-asian="10.5pt" style:font-name-complex="Times New Roman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2pt" officeooo:rsid="0060e9cc" officeooo:paragraph-rsid="0060e9cc" style:font-size-asian="10.5pt" style:font-name-complex="Times New Roman" style:font-size-complex="12pt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2pt" officeooo:rsid="0060e9cc" officeooo:paragraph-rsid="0060e9cc" style:font-size-asian="10.5pt" style:font-name-complex="Times New Roman" style:font-size-complex="12pt"/>
    </style:style>
    <style:style style:name="P101" style:family="paragraph" style:parent-style-name="Standard">
      <style:paragraph-properties fo:text-align="justify" style:justify-single-word="false"/>
      <style:text-properties style:font-name="Times New Roman" fo:font-size="12pt" officeooo:rsid="0060e9cc" officeooo:paragraph-rsid="00623ce8" style:font-size-asian="10.5pt" style:font-name-complex="Times New Roman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Times New Roman" fo:font-size="12pt" officeooo:rsid="00634144" officeooo:paragraph-rsid="00634144" style:font-size-asian="10.5pt" style:font-name-complex="Times New Roman" style:font-size-complex="12pt"/>
    </style:style>
    <style:style style:name="P103" style:family="paragraph" style:parent-style-name="Standard">
      <style:paragraph-properties fo:text-align="justify" style:justify-single-word="false"/>
      <style:text-properties style:font-name="Times New Roman" fo:font-size="12pt" officeooo:rsid="0063513b" officeooo:paragraph-rsid="0063513b" style:font-size-asian="10.5pt" style:font-name-complex="Times New Roman" style:font-size-complex="12pt"/>
    </style:style>
    <style:style style:name="P104" style:family="paragraph" style:parent-style-name="Standard">
      <style:paragraph-properties fo:text-align="justify" style:justify-single-word="false"/>
      <style:text-properties style:font-name="Times New Roman" fo:font-size="12pt" officeooo:rsid="0063513b" officeooo:paragraph-rsid="0063cffe" style:font-size-asian="10.5pt" style:font-name-complex="Times New Roman" style:font-size-complex="12pt"/>
    </style:style>
    <style:style style:name="P105" style:family="paragraph" style:parent-style-name="Standard">
      <style:paragraph-properties fo:text-align="justify" style:justify-single-word="false"/>
      <style:text-properties style:font-name="Times New Roman" fo:font-size="12pt" officeooo:rsid="0063cffe" officeooo:paragraph-rsid="00655a74" style:font-size-asian="10.5pt" style:font-name-complex="Times New Roman" style:font-size-complex="12pt"/>
    </style:style>
    <style:style style:name="P106" style:family="paragraph" style:parent-style-name="Standard">
      <style:paragraph-properties fo:text-align="justify" style:justify-single-word="false"/>
      <style:text-properties style:font-name="Times New Roman" fo:font-size="12pt" officeooo:rsid="006677b8" officeooo:paragraph-rsid="006677b8" style:font-size-asian="10.5pt" style:font-name-complex="Times New Roman" style:font-size-complex="12pt"/>
    </style:style>
    <style:style style:name="P107" style:family="paragraph" style:parent-style-name="Standard">
      <style:paragraph-properties fo:text-align="justify" style:justify-single-word="false"/>
      <style:text-properties style:font-name="Times New Roman" fo:font-size="12pt" officeooo:rsid="00668219" officeooo:paragraph-rsid="00668219" style:font-size-asian="10.5pt" style:font-name-complex="Times New Roman" style:font-size-complex="12pt"/>
    </style:style>
    <style:style style:name="P108" style:family="paragraph" style:parent-style-name="Standard">
      <style:paragraph-properties fo:text-align="justify" style:justify-single-word="false"/>
      <style:text-properties style:font-name="Times New Roman" fo:font-size="12pt" officeooo:rsid="006765c5" officeooo:paragraph-rsid="006765c5" style:font-size-asian="10.5pt" style:font-name-complex="Times New Roman" style:font-size-complex="12pt"/>
    </style:style>
    <style:style style:name="P109" style:family="paragraph" style:parent-style-name="Standard">
      <style:paragraph-properties fo:text-align="justify" style:justify-single-word="false"/>
      <style:text-properties style:font-name="Times New Roman" fo:font-size="12pt" officeooo:rsid="006a0892" officeooo:paragraph-rsid="006a0892" style:font-size-asian="10.5pt" style:font-name-complex="Times New Roman" style:font-size-complex="12pt"/>
    </style:style>
    <style:style style:name="P110" style:family="paragraph" style:parent-style-name="Standard">
      <style:paragraph-properties fo:text-align="justify" style:justify-single-word="false"/>
      <style:text-properties style:font-name="Times New Roman" fo:font-size="12pt" officeooo:rsid="006bf583" officeooo:paragraph-rsid="006bf583" style:font-size-asian="10.5pt" style:font-name-complex="Times New Roman" style:font-size-complex="12pt"/>
    </style:style>
    <style:style style:name="P111" style:family="paragraph" style:parent-style-name="Standard">
      <style:paragraph-properties fo:text-align="justify" style:justify-single-word="false"/>
      <style:text-properties style:font-name="Times New Roman" fo:font-size="12pt" officeooo:rsid="006eb6f7" officeooo:paragraph-rsid="006eb6f7" style:font-size-asian="10.5pt" style:font-name-complex="Times New Roman" style:font-size-complex="12pt"/>
    </style:style>
    <style:style style:name="P11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634144" officeooo:paragraph-rsid="00634144" style:font-size-asian="10.5pt" style:font-weight-asian="bold" style:font-name-complex="Times New Roman" style:font-size-complex="12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6eb6f7" officeooo:paragraph-rsid="006eb6f7" style:font-size-asian="10.5pt" style:font-weight-asian="bold" style:font-name-complex="Times New Roman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size="10pt" officeooo:rsid="006e7a00" officeooo:paragraph-rsid="006e7a00" style:font-size-asian="8.75pt" style:font-name-complex="Times New Roman" style:font-size-complex="10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style:font-size-asian="8.75pt" style:font-size-complex="10pt"/>
    </style:style>
    <style:style style:name="T3" style:family="text">
      <style:text-properties style:font-name="Courier New" fo:font-size="10pt" officeooo:rsid="00394d5e" style:font-size-asian="8.75pt" style:font-size-complex="10pt"/>
    </style:style>
    <style:style style:name="T4" style:family="text">
      <style:text-properties style:font-name="Courier New" fo:font-size="10pt" fo:font-weight="bold" officeooo:rsid="00394d5e" style:font-size-asian="8.75pt" style:font-weight-asian="bold" style:font-size-complex="10pt" style:font-weight-complex="bold"/>
    </style:style>
    <style:style style:name="T5" style:family="text">
      <style:text-properties fo:color="#999999" loext:opacity="100%" style:font-name="Courier New" fo:font-size="10pt" style:font-size-asian="10pt" style:font-size-complex="10pt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officeooo:rsid="000b87e9"/>
    </style:style>
    <style:style style:name="T8" style:family="text">
      <style:text-properties officeooo:rsid="000b92d9"/>
    </style:style>
    <style:style style:name="T9" style:family="text">
      <style:text-properties officeooo:rsid="000d7b6a"/>
    </style:style>
    <style:style style:name="T10" style:family="text">
      <style:text-properties officeooo:rsid="000e10bf"/>
    </style:style>
    <style:style style:name="T11" style:family="text">
      <style:text-properties officeooo:rsid="000e45ff"/>
    </style:style>
    <style:style style:name="T12" style:family="text">
      <style:text-properties officeooo:rsid="000e7284"/>
    </style:style>
    <style:style style:name="T13" style:family="text">
      <style:text-properties officeooo:rsid="000fa032"/>
    </style:style>
    <style:style style:name="T14" style:family="text">
      <style:text-properties officeooo:rsid="000fb738"/>
    </style:style>
    <style:style style:name="T15" style:family="text">
      <style:text-properties officeooo:rsid="00115e58"/>
    </style:style>
    <style:style style:name="T16" style:family="text">
      <style:text-properties officeooo:rsid="001415fa"/>
    </style:style>
    <style:style style:name="T17" style:family="text">
      <style:text-properties officeooo:rsid="00152909"/>
    </style:style>
    <style:style style:name="T18" style:family="text">
      <style:text-properties officeooo:rsid="00169b14"/>
    </style:style>
    <style:style style:name="T19" style:family="text">
      <style:text-properties officeooo:rsid="00181db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d563d"/>
    </style:style>
    <style:style style:name="T22" style:family="text">
      <style:text-properties officeooo:rsid="001e7577"/>
    </style:style>
    <style:style style:name="T23" style:family="text">
      <style:text-properties officeooo:rsid="001f5592"/>
    </style:style>
    <style:style style:name="T24" style:family="text">
      <style:text-properties officeooo:rsid="001fbe56"/>
    </style:style>
    <style:style style:name="T25" style:family="text">
      <style:text-properties officeooo:rsid="0021dde5"/>
    </style:style>
    <style:style style:name="T26" style:family="text">
      <style:text-properties officeooo:rsid="00296f69"/>
    </style:style>
    <style:style style:name="T27" style:family="text">
      <style:text-properties officeooo:rsid="002b318c"/>
    </style:style>
    <style:style style:name="T28" style:family="text">
      <style:text-properties officeooo:rsid="002c384a"/>
    </style:style>
    <style:style style:name="T29" style:family="text">
      <style:text-properties officeooo:rsid="002d0a78"/>
    </style:style>
    <style:style style:name="T30" style:family="text">
      <style:text-properties officeooo:rsid="002eee82"/>
    </style:style>
    <style:style style:name="T31" style:family="text">
      <style:text-properties officeooo:rsid="002f293c"/>
    </style:style>
    <style:style style:name="T32" style:family="text">
      <style:text-properties officeooo:rsid="0031020e"/>
    </style:style>
    <style:style style:name="T33" style:family="text">
      <style:text-properties officeooo:rsid="003428fb"/>
    </style:style>
    <style:style style:name="T34" style:family="text">
      <style:text-properties officeooo:rsid="00383025"/>
    </style:style>
    <style:style style:name="T35" style:family="text">
      <style:text-properties officeooo:rsid="00394d5e"/>
    </style:style>
    <style:style style:name="T36" style:family="text">
      <style:text-properties officeooo:rsid="003b2aea"/>
    </style:style>
    <style:style style:name="T37" style:family="text">
      <style:text-properties officeooo:rsid="003d0c07"/>
    </style:style>
    <style:style style:name="T38" style:family="text">
      <style:text-properties officeooo:rsid="003e3fd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40bca2"/>
    </style:style>
    <style:style style:name="T41" style:family="text">
      <style:text-properties officeooo:rsid="0041fbe8"/>
    </style:style>
    <style:style style:name="T42" style:family="text">
      <style:text-properties officeooo:rsid="0044468e"/>
    </style:style>
    <style:style style:name="T43" style:family="text">
      <style:text-properties officeooo:rsid="0045dc22"/>
    </style:style>
    <style:style style:name="T44" style:family="text">
      <style:text-properties officeooo:rsid="0046d879"/>
    </style:style>
    <style:style style:name="T45" style:family="text">
      <style:text-properties officeooo:rsid="00483d03"/>
    </style:style>
    <style:style style:name="T46" style:family="text">
      <style:text-properties officeooo:rsid="004ac393"/>
    </style:style>
    <style:style style:name="T47" style:family="text">
      <style:text-properties officeooo:rsid="004c9c0e"/>
    </style:style>
    <style:style style:name="T48" style:family="text">
      <style:text-properties officeooo:rsid="004e2f3d"/>
    </style:style>
    <style:style style:name="T49" style:family="text">
      <style:text-properties officeooo:rsid="004f34b6"/>
    </style:style>
    <style:style style:name="T50" style:family="text">
      <style:text-properties officeooo:rsid="00503086"/>
    </style:style>
    <style:style style:name="T51" style:family="text">
      <style:text-properties officeooo:rsid="00510f9f"/>
    </style:style>
    <style:style style:name="T52" style:family="text">
      <style:text-properties officeooo:rsid="005156d7"/>
    </style:style>
    <style:style style:name="T53" style:family="text">
      <style:text-properties officeooo:rsid="0051671f"/>
    </style:style>
    <style:style style:name="T54" style:family="text">
      <style:text-properties officeooo:rsid="00546ac8"/>
    </style:style>
    <style:style style:name="T55" style:family="text">
      <style:text-properties officeooo:rsid="00559869"/>
    </style:style>
    <style:style style:name="T56" style:family="text">
      <style:text-properties officeooo:rsid="00569f76"/>
    </style:style>
    <style:style style:name="T57" style:family="text">
      <style:text-properties officeooo:rsid="00573ce1"/>
    </style:style>
    <style:style style:name="T58" style:family="text">
      <style:text-properties officeooo:rsid="005a17ac"/>
    </style:style>
    <style:style style:name="T59" style:family="text">
      <style:text-properties officeooo:rsid="005be1dc"/>
    </style:style>
    <style:style style:name="T60" style:family="text">
      <style:text-properties officeooo:rsid="005be70b"/>
    </style:style>
    <style:style style:name="T61" style:family="text">
      <style:text-properties officeooo:rsid="005d7ded"/>
    </style:style>
    <style:style style:name="T62" style:family="text">
      <style:text-properties officeooo:rsid="0060e9cc"/>
    </style:style>
    <style:style style:name="T63" style:family="text">
      <style:text-properties officeooo:rsid="00623ce8"/>
    </style:style>
    <style:style style:name="T64" style:family="text">
      <style:text-properties officeooo:rsid="0063cffe"/>
    </style:style>
    <style:style style:name="T65" style:family="text">
      <style:text-properties officeooo:rsid="00655a74"/>
    </style:style>
    <style:style style:name="T66" style:family="text">
      <style:text-properties officeooo:rsid="00668219"/>
    </style:style>
    <style:style style:name="T67" style:family="text">
      <style:text-properties officeooo:rsid="006765c5"/>
    </style:style>
    <style:style style:name="T68" style:family="text">
      <style:text-properties officeooo:rsid="0068225e"/>
    </style:style>
    <style:style style:name="T69" style:family="text">
      <style:text-properties officeooo:rsid="00685e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===============</text:p>
      <text:p text:style-name="P2">Curso SpringMVC</text:p>
      <text:p text:style-name="P5">===============</text:p>
      <text:p text:style-name="P5"/>
      <text:p text:style-name="P2">Eclipse</text:p>
      <text:p text:style-name="P2">MariaDB - HeidiSQL</text:p>
      <text:p text:style-name="P2">Java</text:p>
      <text:p text:style-name="P5"/>
      <text:p text:style-name="P5">Aplicação Web, utilizando um Servlet</text:p>
      <text:p text:style-name="P5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5"/>
      <text:p text:style-name="P5">Ex.: Uma requisição para: localhost:8080/pedidos; um Get para /pedidos</text:p>
      <text:p text:style-name="P5"/>
      <text:p text:style-name="P5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5"/>
      <text:p text:style-name="P5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5"/>
      <text:p text:style-name="P5">Aqui temos a separação utilizando Spring MVC.</text:p>
      <text:p text:style-name="P5"/>
      <text:p text:style-name="P5">SpringBoot já vem com o Tomcat integrado.</text:p>
      <text:p text:style-name="P5"/>
      <text:p text:style-name="P5">Servlet: projeto Spring MVC, já pré configurado junto com o SpringBoot.</text:p>
      <text:p text:style-name="P5"/>
      <text:p text:style-name="P5">As requisições batem no Spring MVC, e não sabe chegar no pedido.</text:p>
      <text:p text:style-name="P5"/>
      <text:p text:style-name="P5">Para integrar o Modelo com o Spring MVC, é necessário criar um Controller, que é uma classe, e cada método dessas classes Controllers são Actions diferentes.</text:p>
      <text:p text:style-name="P5"/>
      <text:p text:style-name="P5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5"/>
      <text:p text:style-name="P5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5"/>
      <text:p text:style-name="P5">www.spring.io</text:p>
      <text:p text:style-name="P5">Menu Projects</text:p>
      <text:p text:style-name="P5">SpringBoot integrado com SpringFramewrok (SpringMVC)</text:p>
      <text:p text:style-name="P5"/>
      <text:p text:style-name="P5">Learn/ Reference Doc/ Getting Started/ Maven Project</text:p>
      <text:p text:style-name="P2">Dependências a serem adicionadas:</text:p>
      <text:p text:style-name="P5"/>
      <text:p text:style-name="P4">Spring Web: SpringMVC configurado, com RESTful, Tomcat</text:p>
      <text:p text:style-name="P4">Thymeleaf: Gerenciar as views, gerar html</text:p>
      <text:p text:style-name="P5"><text:soft-page-break/>SpringBoot DevTolls: Faz o restart da aplicação enquanto estamos programando logo que ele detecta alguma modificação, ele agiliza a programação porque evita de ter que ficar derrubando servidor e subindo novamente.</text:p>
      <text:p text:style-name="P4"/>
      <text:p text:style-name="P5">Generate</text:p>
      <text:p text:style-name="P5">Feito isso, descompacte o arquivo na pasta do WorkSpace e importe o projeto.</text:p>
      <text:p text:style-name="P5"/>
      <text:p text:style-name="P5">No Eclipse: Import/Maven</text:p>
      <text:p text:style-name="P5">Existing Maven Projects</text:p>
      <text:p text:style-name="P5">Pasta Mudi</text:p>
      <text:p text:style-name="P5"/>
      <text:p text:style-name="P5">Todas as dependências que estão no pom.xml serão baixadas.</text:p>
      <text:p text:style-name="P57"/>
      <text:p text:style-name="P58">&lt;dependencies&gt;</text:p>
      <text:p text:style-name="P58"><text:tab/>&lt;dependency&gt;</text:p>
      <text:p text:style-name="P58"><text:tab/><text:tab/>...</text:p>
      <text:p text:style-name="P58"><text:tab/>&lt;/dependency&gt;</text:p>
      <text:p text:style-name="P58">&lt;/dependencies&gt;</text:p>
      <text:p text:style-name="P57"/>
      <text:p text:style-name="P5">Foi criado uma classe chamada MudiApplication com o método main, que ao rodar a aplicação, já vai subir com Tomcat configurado.</text:p>
      <text:p text:style-name="P5"/>
      <text:p text:style-name="P5">==============================</text:p>
      <text:p text:style-name="P2">Criação do Primeiro Controller</text:p>
      <text:p text:style-name="P5">==============================</text:p>
      <text:p text:style-name="P5"/>
      <text:p text:style-name="P5">Criar a primeira tela, o primeiro Controller e mandar as informações do Controller pra tela processando com o Thymeleaf.</text:p>
      <text:p text:style-name="P5"/>
      <text:p text:style-name="P5">Criar uma classe HelloController, no package controller, onde serão adicionadas as nossas actions</text:p>
      <text:p text:style-name="P5"/>
      <text:p text:style-name="P5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 deverá ser criada uma página chamada de hello.html:</text:p>
      <text:p text:style-name="P57"/>
      <text:p text:style-name="P58">puclic class HelloController {</text:p>
      <text:p text:style-name="P57"><text:span text:style-name="Fonte_20_parág._20_padrão"><text:span text:style-name="T1"><text:tab/>public String hello /</text:span></text:span><text:span text:style-name="Fonte_20_parág._20_padrão"><text:span text:style-name="T5">*action*/</text:span></text:span><text:span text:style-name="Fonte_20_parág._20_padrão"><text:span text:style-name="T1">(){</text:span></text:span></text:p>
      <text:p text:style-name="P57"><text:span text:style-name="Fonte_20_parág._20_padrão"><text:span text:style-name="T1"><text:tab/><text:tab/>return "hello" </text:span></text:span><text:span text:style-name="Fonte_20_parág._20_padrão"><text:span text:style-name="T5">/*nome da view*/</text:span></text:span><text:span text:style-name="Fonte_20_parág._20_padrão"><text:span text:style-name="T1">;</text:span></text:span></text:p>
      <text:p text:style-name="P58"><text:tab/>}</text:p>
      <text:p text:style-name="P58">}</text:p>
      <text:p text:style-name="P57"/>
      <text:p text:style-name="P5">Na pasta src/main/resources/templates será criado um arquivo html com o nome de hello.html:</text:p>
      <text:p text:style-name="P5"/>
      <text:p text:style-name="P57">======================================</text:p>
      <text:p text:style-name="P58">&lt;html&gt;</text:p>
      <text:p text:style-name="P58"><text:tab/>&lt;head&gt;</text:p>
      <text:p text:style-name="P58"><text:tab/><text:tab/>&lt;meta charset="UTF-8/&gt;</text:p>
      <text:p text:style-name="P58"><text:tab/>&lt;/head&gt;</text:p>
      <text:p text:style-name="P58"><text:tab/>&lt;body&gt;</text:p>
      <text:p text:style-name="P58"><text:tab/><text:tab/>oi</text:p>
      <text:p text:style-name="P58"><text:tab/>&lt;/body&gt;</text:p>
      <text:p text:style-name="P58">&lt;/html&gt;</text:p>
      <text:p text:style-name="P5">======================================</text:p>
      <text:p text:style-name="P5"/>
      <text:p text:style-name="P5"><text:soft-page-break/>Como se chegar nessa view?</text:p>
      <text:p text:style-name="P5">A requisição que bate no Spring tem que ser redirecionada 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5"/>
      <text:p text:style-name="P5">Para integrar a nossa classe HelloController a nossa aplicação com o Spring, é utilizada a anotação @Controller. Quando uma classe é anotada com o @Controller, ela passa a ser gerenciada pelo Spring.</text:p>
      <text:p text:style-name="P5"/>
      <text:p text:style-name="P5">===============================</text:p>
      <text:p text:style-name="P58">@Controller</text:p>
      <text:p text:style-name="P58">puclic class HelloController {</text:p>
      <text:p text:style-name="P58"><text:tab/>public String hello(){</text:p>
      <text:p text:style-name="P58"><text:tab/><text:tab/>return "hello";</text:p>
      <text:p text:style-name="P58"><text:tab/>}</text:p>
      <text:p text:style-name="P58">}</text:p>
      <text:p text:style-name="P5">===============================</text:p>
      <text:p text:style-name="P5"/>
      <text:p text:style-name="P5">Cada método é uma action que o Spring vai mapear as requisições para bater nos métodos dos nossos controllers, que podem ser vários.</text:p>
      <text:p text:style-name="P5"/>
      <text:p text:style-name="P5">Nesse caso, estamos fazendo uma requisição, utilizando um método get para hello.</text:p>
      <text:p text:style-name="P5"/>
      <text:p text:style-name="P5">Para que essa requisição get chamada de hello avise o Spring que ao receber o método /hello, chame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5"/>
      <text:p text:style-name="P5">===============================</text:p>
      <text:p text:style-name="P58">@Controller</text:p>
      <text:p text:style-name="P58">puclic class HelloController {</text:p>
      <text:p text:style-name="P58"/>
      <text:p text:style-name="P57"><text:span text:style-name="Fonte_20_parág._20_padrão"><text:span text:style-name="T1"><text:tab/>@GetMapping("/hello" </text:span></text:span><text:span text:style-name="Fonte_20_parág._20_padrão"><text:span text:style-name="T5">/*path*/</text:span></text:span><text:span text:style-name="Fonte_20_parág._20_padrão"><text:span text:style-name="T1">)</text:span></text:span></text:p>
      <text:p text:style-name="P57"><text:span text:style-name="Fonte_20_parág._20_padrão"><text:span text:style-name="T1"><text:tab/>public String hello </text:span></text:span><text:span text:style-name="Fonte_20_parág._20_padrão"><text:span text:style-name="T5">/*action*/</text:span></text:span><text:span text:style-name="Fonte_20_parág._20_padrão"><text:span text:style-name="T1">(){</text:span></text:span></text:p>
      <text:p text:style-name="P57"><text:span text:style-name="Fonte_20_parág._20_padrão"><text:span text:style-name="T1"><text:tab/><text:tab/>return "hello" </text:span></text:span><text:span text:style-name="Fonte_20_parág._20_padrão"><text:span text:style-name="T5">/*view*/</text:span></text:span><text:span text:style-name="Fonte_20_parág._20_padrão"><text:span text:style-name="T1">;</text:span></text:span></text:p>
      <text:p text:style-name="P58"><text:tab/>}</text:p>
      <text:p text:style-name="P58">}</text:p>
      <text:p text:style-name="P5">Para adicionar informações como valores e variáveis a partir das nossas actions para que possam ser lidos na view, ou seja, como as views recebem as informações, podemos utilizar a interface Model.</text:p>
      <text:p text:style-name="P5"/>
      <text:p text:style-name="P5">Com a Interface Model, conseguimos adicionar atributos que já vão ser acessados pela view.</text:p>
      <text:p text:style-name="P5"/>
      <text:p text:style-name="P5">Nós não precisamos utilizar o método HttpServletRequest porque o Spring nos dá a Interface Model, onde podemos adicionar valores nele chamando o método add.Attribute(atributo/variável, valor).</text:p>
      <text:p text:style-name="P5"/>
      <text:p text:style-name="P5">A Interface Model funciona da mesma forma que o HttpServletRequest, mas sem precisar utilizar a camada mais abaixo, que é a camada de Servlets, fazendo com que permaneçamos no nível do Spring.</text:p>
      <text:p text:style-name="P5"/>
      <text:p text:style-name="P5"/>
      <text:p text:style-name="P5"/>
      <text:p text:style-name="P5"/>
      <text:p text:style-name="P5"/>
      <text:p text:style-name="P5"/>
      <text:p text:style-name="P78"><text:soft-page-break/>========================================</text:p>
      <text:p text:style-name="P58">@Controller</text:p>
      <text:p text:style-name="P58">puclic class HelloController {</text:p>
      <text:p text:style-name="P58"/>
      <text:p text:style-name="P58"><text:tab/>@GetMapping("/hello")</text:p>
      <text:p text:style-name="P58"><text:tab/>public String hello(Model model){</text:p>
      <text:p text:style-name="P58"><text:tab/><text:tab/>model.addAttribute("nome", "Mundo");</text:p>
      <text:p text:style-name="P57"><text:span text:style-name="Fonte_20_parág._20_padrão"><text:span text:style-name="T1"><text:tab/><text:tab/>return "hello";</text:span></text:span></text:p>
      <text:p text:style-name="P58"><text:tab/>}</text:p>
      <text:p text:style-name="P58">}</text:p>
      <text:p text:style-name="P78">========================================</text:p>
      <text:p text:style-name="P5"/>
      <text:p text:style-name="P5">Os valores passados no Model podem ser acessados na camada de visão usando o Thymeleaf, por exemplo:</text:p>
      <text:p text:style-name="P5"/>
      <text:p text:style-name="P5">Sem o Thymeleaf:</text:p>
      <text:p text:style-name="P78">=============================</text:p>
      <text:p text:style-name="P58">&lt;html&gt;</text:p>
      <text:p text:style-name="P58"><text:tab/>&lt;head&gt;</text:p>
      <text:p text:style-name="P58"><text:tab/><text:tab/>&lt;meta charset="UTF-8/&gt;</text:p>
      <text:p text:style-name="P58"><text:tab/>&lt;/head&gt;</text:p>
      <text:p text:style-name="P58"><text:tab/>&lt;body&gt;</text:p>
      <text:p text:style-name="P58"><text:tab/><text:tab/>oi &lt;span&gt;João&lt;/span&gt;</text:p>
      <text:p text:style-name="P58"><text:tab/>&lt;/body&gt;</text:p>
      <text:p text:style-name="P58">&lt;/htm&gt;</text:p>
      <text:p text:style-name="P78">==============================</text:p>
      <text:p text:style-name="P5"/>
      <text:p text:style-name="P5">Se for atualizado o localhost:8080/hello, será apresentado a mensagem "Oi João".</text:p>
      <text:p text:style-name="P5"/>
      <text:p text:style-name="P5">Para que o Thymeleaf substiua o valor atual pelo atributo/variável "nome", tem que ser utilizado a propriedade do Thymeleaf (th:text"${variável}"):</text:p>
      <text:p text:style-name="P5"/>
      <text:p text:style-name="P5">Com o Thymeleaf:</text:p>
      <text:p text:style-name="P78">====================================<text:span text:style-name="T19">============================</text:span>==</text:p>
      <text:p text:style-name="P58">&lt;html&gt;</text:p>
      <text:p text:style-name="P58"><text:tab/>&lt;head&gt;</text:p>
      <text:p text:style-name="P58"><text:tab/><text:tab/>&lt;meta charset="UTF-8/&gt;</text:p>
      <text:p text:style-name="P58"><text:tab/>&lt;/head&gt;</text:p>
      <text:p text:style-name="P58"><text:tab/>&lt;body&gt;</text:p>
      <text:p text:style-name="P58"><text:tab/><text:tab/>oi &lt;span th:text="${nome}"&gt;João&lt;/span&gt; (valor que será substituído pelo Thymeleaf(</text:p>
      <text:p text:style-name="P58"><text:tab/>&lt;/body&gt;</text:p>
      <text:p text:style-name="P58">&lt;/html&gt;</text:p>
      <text:p text:style-name="P78">===============================<text:span text:style-name="T19">============================</text:span>=======</text:p>
      <text:p text:style-name="P5"/>
      <text:p text:style-name="P5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5"/>
      <text:p text:style-name="P2">==================</text:p>
      <text:p text:style-name="P2">Nessa aula aprendemos:</text:p>
      <text:p text:style-name="P2">==================</text:p>
      <text:p text:style-name="P5"/>
      <text:p text:style-name="P5">Para gerar o projeto usamos o Spring Initialzr: https://start.spring.io/</text:p>
      <text:p text:style-name="P5">Usamos o Spring Boot para inicializar a aplicação e rodar o Tomcat</text:p>
      <text:p text:style-name="P5">Spring Boot já tem o servlet container Tomcat embutido</text:p>
      <text:p text:style-name="P5">Spring MVC segue o padrão arquitetural Model-View-Controller</text:p>
      <text:p text:style-name="P5">O servlet do Spring MVC recebe as requisições e delega para controllers mais específicos</text:p>
      <text:p text:style-name="P5"><text:soft-page-break/>Como View, o Spring MVC usa Thymefeaf</text:p>
      <text:p text:style-name="P5">O Thymeleaf é uma alternativa a tecnologia JSP, serve para gerar HTML dinamicamente</text:p>
      <text:p text:style-name="P5">Thymeleaf tem a vantagem de usar atributos para definir a expression language</text:p>
      <text:p text:style-name="P5">Para definir uma classe que responde uma requisição HTTP, usamos as anotações:</text:p>
      <text:p text:style-name="P5">@Controller, @GetMapping entre outras opções</text:p>
      <text:p text:style-name="P57"><text:span text:style-name="Fonte_20_parág._20_padrão"><text:span text:style-name="T6">Métodos que atendem requisições HTTP são chamados de action.</text:span></text:span></text:p>
      <text:p text:style-name="P5"/>
      <text:p text:style-name="P2">==============</text:p>
      <text:p text:style-name="P2">Criando o Modelo</text:p>
      <text:p text:style-name="P2">==============</text:p>
      <text:p text:style-name="P5"/>
      <text:p text:style-name="P5">A partir do conhecimento de criação dos Controllers e Views, ou seja, enviar a partir dos Controllers informações que as views podem acessar através das SpringExpressionsLanguages, criaremos um novo template com o nome de home.html, onde faremos a listagem dos pedidos dentro de uma &lt;div&gt; dentro do &lt;body&gt;, que representa a &lt;div&gt; do pedido em si de um determinado pedido e ela vai se repetir, sendo que o conteúdo é alterado. Ainda sem acessar o back-end.</text:p>
      <text:p text:style-name="P5"/>
      <text:p text:style-name="P81">==============================================================</text:p>
      <text:p text:style-name="P59">&lt;html&gt;</text:p>
      <text:p text:style-name="P59"><text:tab/>&lt;head&gt;</text:p>
      <text:p text:style-name="P59"><text:tab/><text:tab/>&lt;meta charset="UTF-8"&gt;</text:p>
      <text:p text:style-name="P59"><text:tab/>&lt;/head&gt;</text:p>
      <text:p text:style-name="P59"><text:tab/>&lt;body&gt;</text:p>
      <text:p text:style-name="P60"><text:tab/><text:tab/>&lt;<text:span text:style-name="T17">div&gt;</text:span></text:p>
      <text:p text:style-name="P60"><text:tab/><text:tab/><text:tab/>&lt;div&gt;Nome do Produto&lt;/div&gt;</text:p>
      <text:p text:style-name="P59"><text:tab/><text:tab/><text:tab/>&lt;div&gt;Valor: &lt;span&gt;200,99&lt;/span&gt;&lt;/div&gt;</text:p>
      <text:p text:style-name="P59"><text:tab/><text:tab/><text:tab/>&lt;div&gt;Data de entrega: &lt;span&gt;10/02/2020&lt;/span&gt;&lt;/div&gt;</text:p>
      <text:p text:style-name="P59"><text:tab/><text:tab/></text:p>
      <text:p text:style-name="P59"><text:tab/><text:tab/><text:tab/>&lt;div&gt;Produto&lt;/div&gt;</text:p>
      <text:p text:style-name="P59"><text:tab/><text:tab/><text:tab/>&lt;div&gt;url do produto&lt;/div&gt;</text:p>
      <text:p text:style-name="P59"><text:tab/><text:tab/></text:p>
      <text:p text:style-name="P59"><text:tab/><text:tab/><text:tab/>&lt;div&gt;Descrição&lt;/div&gt;</text:p>
      <text:p text:style-name="P59"><text:tab/><text:tab/><text:tab/><text:tab/>&lt;div&gt;</text:p>
      <text:p text:style-name="P59"><text:tab/><text:tab/><text:tab/><text:tab/><text:tab/>&lt;textarea&gt;descrição do pedido&lt;/textarea&gt;</text:p>
      <text:p text:style-name="P59"><text:tab/><text:tab/><text:tab/><text:tab/>&lt;/div&gt;</text:p>
      <text:p text:style-name="P59"><text:tab/><text:tab/></text:p>
      <text:p text:style-name="P59"><text:tab/><text:tab/><text:tab/>&lt;div&gt;</text:p>
      <text:p text:style-name="P59"><text:tab/><text:tab/><text:tab/><text:tab/>&lt;img src=""/&gt;</text:p>
      <text:p text:style-name="P59"><text:tab/><text:tab/><text:tab/>&lt;/div&gt;</text:p>
      <text:p text:style-name="P59"><text:tab/><text:tab/>&lt;/<text:span text:style-name="T17">div</text:span>&gt;</text:p>
      <text:p text:style-name="P59"><text:tab/>&lt;/body&gt;</text:p>
      <text:p text:style-name="P59">&lt;/html&gt;</text:p>
      <text:p text:style-name="P86">==============================================================</text:p>
      <text:p text:style-name="P5"/>
      <text:p text:style-name="P5">Para conseguir acessar o back-end sem ser direto, precisamos criar uma Classe Controller. Com isso, conseguimos acessar pelo processamento do próprio Spring, pelo Web Browser, através do localhost:8080/home:</text:p>
      <text:p text:style-name="P5"/>
      <text:p text:style-name="P59">======================================</text:p>
      <text:p text:style-name="P59">@Controller</text:p>
      <text:p text:style-name="P59">public class HomeController {</text:p>
      <text:p text:style-name="P59"><text:tab/></text:p>
      <text:p text:style-name="P59"><text:tab/>@GetMapping("/home")</text:p>
      <text:p text:style-name="P59"><text:tab/>public String home() {</text:p>
      <text:p text:style-name="P59"><text:tab/><text:tab/>return "home";</text:p>
      <text:p text:style-name="P59">======================================</text:p>
      <text:p text:style-name="P5"/>
      <text:p text:style-name="P5">Os conteúdos serão apresentados da mesma forma porque ainda não estamos processando nada no nosso front-end</text:p>
      <text:p text:style-name="P5"/>
      <text:p text:style-name="P3"><text:soft-page-break/>====================</text:p>
      <text:p text:style-name="P3">Percorrendo a lista na view</text:p>
      <text:p text:style-name="P3">====================</text:p>
      <text:p text:style-name="P6"/>
      <text:p text:style-name="P6">Como ainda não será implementado a integração com o banco de dados, criaremos uma classe, com o nome de Pedido, <text:span text:style-name="T8">e na classe HomeController criaremos um new Pedido </text:span>e colocaremos informações para ser renderizadas e processadas na view, <text:span text:style-name="T8">a</text:span> classe <text:span text:style-name="T8">Pedido</text:span> será criada dentro do package model, e vamos preencher os atributos dentro dela <text:span text:style-name="T7">e já adicionar os Getters e Setters (ctrl 3 </text:span><text:span text:style-name="T18">GGAS</text:span><text:span text:style-name="T7">)</text:span>:</text:p>
      <text:p text:style-name="P6"/>
      <text:p text:style-name="P82">===============<text:span text:style-name="T8">======================================</text:span><text:span text:style-name="T19">===============</text:span></text:p>
      <text:p text:style-name="P82">package br.com.alura.mvc.mudi.model;</text:p>
      <text:p text:style-name="P82"/>
      <text:p text:style-name="P82">import java.math.BigDecimal;</text:p>
      <text:p text:style-name="P82">import java.time.LocalDate;</text:p>
      <text:p text:style-name="P82"/>
      <text:p text:style-name="P82">public class Pedido {</text:p>
      <text:p text:style-name="P82"><text:tab/></text:p>
      <text:p text:style-name="P82"><text:tab/>private String nomeProduto;</text:p>
      <text:p text:style-name="P82"><text:tab/>private BigDecimal valorNegociado;</text:p>
      <text:p text:style-name="P82"><text:tab/>private LocalDate dataDaEntrega;</text:p>
      <text:p text:style-name="P82"><text:tab/>private String urlProduto;</text:p>
      <text:p text:style-name="P82"><text:tab/>private String urlImagem;</text:p>
      <text:p text:style-name="P82"><text:tab/>private String descricao;</text:p>
      <text:p text:style-name="P82"><text:tab/>public String getNomeProduto() {</text:p>
      <text:p text:style-name="P82"><text:tab/><text:tab/>return nomeProduto;</text:p>
      <text:p text:style-name="P82"><text:tab/>}</text:p>
      <text:p text:style-name="P82"><text:tab/>public void setNomeProduto(String nomeProduto) {</text:p>
      <text:p text:style-name="P82"><text:tab/><text:tab/>this.nomeProduto = nomeProduto;</text:p>
      <text:p text:style-name="P82"><text:tab/>}</text:p>
      <text:p text:style-name="P82"><text:tab/>public BigDecimal getValorNegociado() {</text:p>
      <text:p text:style-name="P82"><text:tab/><text:tab/>return valorNegociado;</text:p>
      <text:p text:style-name="P82"><text:tab/>}</text:p>
      <text:p text:style-name="P82"><text:tab/>public void setValorNegociado(BigDecimal valorNegociado) {</text:p>
      <text:p text:style-name="P82"><text:tab/><text:tab/>this.valorNegociado = valorNegociado;</text:p>
      <text:p text:style-name="P82"><text:tab/>}</text:p>
      <text:p text:style-name="P82"><text:tab/>public LocalDate getDataDaEntrega() {</text:p>
      <text:p text:style-name="P82"><text:tab/><text:tab/>return dataDaEntrega;</text:p>
      <text:p text:style-name="P82"><text:tab/>}</text:p>
      <text:p text:style-name="P82"><text:tab/>public void setDataDaEntrega(LocalDate dataDaEntrega) {</text:p>
      <text:p text:style-name="P82"><text:tab/><text:tab/>this.dataDaEntrega = dataDaEntrega;</text:p>
      <text:p text:style-name="P82"><text:tab/>}</text:p>
      <text:p text:style-name="P82"><text:tab/>public String getUrlProduto() {</text:p>
      <text:p text:style-name="P82"><text:tab/><text:tab/>return urlProduto;</text:p>
      <text:p text:style-name="P82"><text:tab/>}</text:p>
      <text:p text:style-name="P82"><text:tab/>public void setUrlProduto(String urlProduto) {</text:p>
      <text:p text:style-name="P82"><text:tab/><text:tab/>this.urlProduto = urlProduto;</text:p>
      <text:p text:style-name="P82"><text:tab/>}</text:p>
      <text:p text:style-name="P82"><text:tab/>public String getUrlImagem() {</text:p>
      <text:p text:style-name="P82"><text:tab/><text:tab/>return urlImagem;</text:p>
      <text:p text:style-name="P82"><text:tab/>}</text:p>
      <text:p text:style-name="P82"><text:tab/>public void setUrlImagem(String urlImagem) {</text:p>
      <text:p text:style-name="P82"><text:tab/><text:tab/>this.urlImagem = urlImagem;</text:p>
      <text:p text:style-name="P82"><text:tab/>}</text:p>
      <text:p text:style-name="P82"><text:tab/>public String getDescricao() {</text:p>
      <text:p text:style-name="P82"><text:tab/><text:tab/>return descricao;</text:p>
      <text:p text:style-name="P82"><text:tab/>}</text:p>
      <text:p text:style-name="P82"><text:tab/>public void setDescricao(String descricao) {</text:p>
      <text:p text:style-name="P82"><text:tab/><text:tab/>this.descricao = descricao;</text:p>
      <text:p text:style-name="P82"><text:tab/>}</text:p>
      <text:p text:style-name="P82"><text:tab/></text:p>
      <text:p text:style-name="P82"><text:tab/></text:p>
      <text:p text:style-name="P82"/>
      <text:p text:style-name="P82">}</text:p>
      <text:p text:style-name="P83">===============<text:span text:style-name="T8">======================================</text:span><text:span text:style-name="T19">===============</text:span></text:p>
      <text:p text:style-name="P6"/>
      <text:p text:style-name="P8">Na classe HomeController iremos criar um novo Pedido (new Pedido) <text:span text:style-name="T9">e definir a variável local com o nome de pedido e preencher as informações utilizando o set.nomeDoAtributo</text:span><text:span text:style-name="T10">(da classe Pedido)</text:span><text:span text:style-name="T9"> e </text:span><text:soft-page-break/><text:span text:style-name="T9">transformar em uma lista, utilizando a classe Arrays.asList passando como parâmetro pedido, onde esse pedido vai retornar uma lista de pedidos </text:span><text:span text:style-name="T10">da classe Pedido</text:span><text:span text:style-name="T9">, definida como pedidos (List&lt;Pedido&gt; pedidos = Arrays.asList (pedido)), e vamos adicionar a Interface Model </text:span><text:span text:style-name="T10">para enviar as informações (variáveis e valores) para a view (model.addAttribute(“pedidos”, pedidos))</text:span>:</text:p>
      <text:p text:style-name="P7"/>
      <text:p text:style-name="P61">==============================<text:span text:style-name="T11">===============================</text:span><text:span text:style-name="T19">==</text:span></text:p>
      <text:p text:style-name="P62">@Controller</text:p>
      <text:p text:style-name="P62">public class HomeController {</text:p>
      <text:p text:style-name="P62"><text:tab/></text:p>
      <text:p text:style-name="P62"><text:tab/>@GetMapping("/home")</text:p>
      <text:p text:style-name="P62"><text:tab/>public String home(Model model) {</text:p>
      <text:p text:style-name="P62"><text:tab/><text:tab/>Pedido pedido = new Pedido();</text:p>
      <text:p text:style-name="P62"><text:tab/><text:tab/>pedido.setNomeProduto("Smartphone...");</text:p>
      <text:p text:style-name="P62"><text:tab/><text:tab/>pedido.setUrlImagem("https://images-....jpg");<text:tab/><text:tab/><text:tab/><text:tab/>pedido.setUrlProduto("https://www.ama...");</text:p>
      <text:p text:style-name="P62"><text:tab/><text:tab/>pedido.setDescricao("Versão Global - Aurora Blue");</text:p>
      <text:p text:style-name="P62"/>
      <text:p text:style-name="P62"><text:tab/><text:tab/>List&lt;Pedido&gt; pedidos = Arrays.asList(pedido);</text:p>
      <text:p text:style-name="P62"><text:tab/><text:tab/></text:p>
      <text:p text:style-name="P62"><text:tab/><text:tab/>model.addAttribute("pedidos", pedidos);</text:p>
      <text:p text:style-name="P62"><text:tab/><text:tab/></text:p>
      <text:p text:style-name="P62"><text:tab/><text:tab/>return "home";</text:p>
      <text:p text:style-name="P62"><text:tab/>}</text:p>
      <text:p text:style-name="P62">==============================<text:span text:style-name="T11">===============================</text:span><text:span text:style-name="T19">==</text:span></text:p>
      <text:p text:style-name="P7"/>
      <text:p text:style-name="P7"/>
      <text:p text:style-name="P10">Para acessar um determinado pedido percorrendo <text:span text:style-name="T14">u</text:span><text:span text:style-name="T12">ma</text:span> lista <text:span text:style-name="T12">de pedidos </text:span><text:span text:style-name="T15">dinamicamente</text:span> e visualizar no localhost:8080/<text:span text:style-name="T15">home</text:span>, na página home.html, precisamos adicionar as propriedades do Thymeleaf <text:s text:c="9"/>th:each="pedido : ${pedidos}" <text:span text:style-name="T12">na &lt;div&gt; principal,</text:span> th:text="${<text:span text:style-name="T14">pedido.</text:span><text:span text:style-name="T12">atribrutoClassePedido</text:span>}",<text:span text:style-name="T13"> para o &lt;input&gt;, o th:value=”${</text:span><text:span text:style-name="T14">pedido.</text:span><text:span text:style-name="T12">atribrutoClassePedido</text:span><text:span text:style-name="T13">}” </text:span><text:span text:style-name="T14">para substituir o value do &lt;input&gt; </text:span><text:span text:style-name="T15">e o th:src=”${pedido.</text:span><text:span text:style-name="T12">atribrutoClassePedido</text:span><text:span text:style-name="T15">}” </text:span><text:span text:style-name="T14">para substituir o </text:span><text:span text:style-name="T15">src</text:span><text:span text:style-name="T14"> do &lt;</text:span><text:span text:style-name="T15">img</text:span><text:span text:style-name="T14">&gt;, </text:span><text:span text:style-name="T12">na &lt;div&gt; específica </text:span><text:span text:style-name="T14">para</text:span><text:span text:style-name="T12"> cada atributo da classe Pedido, </text:span><text:span text:style-name="T13">respeitando o formato “${}” para que seja extraído o valor da variável</text:span>:</text:p>
      <text:p text:style-name="P9"/>
      <text:p text:style-name="P77">=========================<text:span text:style-name="T16">=========================================</text:span></text:p>
      <text:p text:style-name="P80">&lt;html&gt;</text:p>
      <text:p text:style-name="P80"><text:tab/>&lt;head&gt;</text:p>
      <text:p text:style-name="P79"><text:tab/><text:tab/>&lt;meta charset="UTF-8"&gt;</text:p>
      <text:p text:style-name="P79"><text:tab/>&lt;/head&gt;</text:p>
      <text:p text:style-name="P79"><text:tab/>&lt;body&gt;</text:p>
      <text:p text:style-name="P79"><text:tab/><text:tab/>&lt;div th:each="pedido : ${pedidos}"&gt;</text:p>
      <text:p text:style-name="P79"><text:tab/><text:tab/><text:tab/>&lt;div th:text="${pedido.nomeProduto}"&gt;Nome do Produto&lt;/div&gt;</text:p>
      <text:p text:style-name="P79"><text:tab/><text:tab/><text:tab/>&lt;div&gt;Valor: &lt;span th:text="${pedido.valorNegociado}"&gt;200,99&lt;/span&gt;&lt;/div&gt;</text:p>
      <text:p text:style-name="P79"><text:tab/><text:tab/><text:tab/>&lt;div&gt;Data de entrega: &lt;span th:text="${pedido.dataDaEntrega}"&gt;10/02/2020&lt;/span&gt;&lt;/div&gt;</text:p>
      <text:p text:style-name="P79"><text:tab/><text:tab/><text:tab/></text:p>
      <text:p text:style-name="P79"><text:tab/><text:tab/><text:tab/>&lt;div&gt;Produto&lt;/div&gt;</text:p>
      <text:p text:style-name="P79"><text:tab/><text:tab/><text:tab/>&lt;div&gt;&lt;input th:value="${pedido.urlProduto}" value="url do produto"/&gt;&lt;/div&gt;</text:p>
      <text:p text:style-name="P79"><text:tab/><text:tab/><text:tab/></text:p>
      <text:p text:style-name="P79"><text:tab/><text:tab/><text:tab/>&lt;div&gt;Descrição&lt;/div&gt;</text:p>
      <text:p text:style-name="P79"><text:tab/><text:tab/><text:tab/><text:tab/>&lt;div&gt;</text:p>
      <text:p text:style-name="P79"><text:tab/><text:tab/><text:tab/><text:tab/><text:tab/>&lt;textarea th:text="${pedido.descricao}"&gt;descrição do pedido&lt;/textarea&gt;</text:p>
      <text:p text:style-name="P79"><text:tab/><text:tab/><text:tab/><text:tab/>&lt;/div&gt;</text:p>
      <text:p text:style-name="P79"><text:tab/><text:tab/><text:tab/></text:p>
      <text:p text:style-name="P79"><text:tab/><text:tab/><text:tab/>&lt;div&gt;</text:p>
      <text:p text:style-name="P79"><text:tab/><text:tab/><text:tab/><text:tab/>&lt;img th:src="${pedido.urlImagem}" src=""/&gt;</text:p>
      <text:p text:style-name="P79"><text:tab/><text:tab/><text:tab/>&lt;/div&gt;</text:p>
      <text:p text:style-name="P79"><text:tab/><text:tab/>&lt;/div&gt;</text:p>
      <text:p text:style-name="P79"><text:tab/>&lt;/body&gt;</text:p>
      <text:p text:style-name="P79">&lt;/html&gt;</text:p>
      <text:p text:style-name="P76">=========================<text:span text:style-name="T16">=========================================</text:span></text:p>
      <text:p text:style-name="P6"/>
      <text:p text:style-name="P11">================</text:p>
      <text:p text:style-name="P11">Aplicando o Bootstrap</text:p>
      <text:p text:style-name="P11">================</text:p>
      <text:p text:style-name="P11"/>
      <text:p text:style-name="P11">Para estilizar o layout usando o Bootstrap a gente precisa importar o CSS do Bootstrap. Faremos a estilização em duas partes. Na primeira, iremos aplicar todas as classes necessárias nos &lt;input&gt; e <text:soft-page-break/>nos elementos, <text:span text:style-name="T21">focando nos pedidos</text:span>, mas sem considerar a questão dos posicionamentos, <text:span text:style-name="T21">que será feito posteriormente.</text:span></text:p>
      <text:p text:style-name="P12">Faremos a importação do Bootstrap na página do Bootstrap (<text:a xlink:type="simple" xlink:href="https://getbootstrap.com/" text:style-name="Internet_20_link" text:visited-style-name="Visited_20_Internet_20_Link">https://getbootstrap.com/</text:a>), clicando em Get Started:</text:p>
      <text:p text:style-name="P12"/>
      <text:p text:style-name="P12">CSS</text:p>
      <text:p text:style-name="P12">Copy-paste the stylesheet &lt;link&gt; into your &lt;head&gt; before all other stylesheets to load our CSS.</text:p>
      <text:p text:style-name="P5"/>
      <text:p text:style-name="P64">================================================================================</text:p>
      <text:p text:style-name="P63">&lt;link href="https://cdn.jsdelivr.net/npm/bootstrap@5.0.0-beta2/dist/css/bootstrap.min.css" rel="stylesheet" integrity="sha384-BmbxuPwQa2lc/FVzBcNJ7UAyJxM6wuqIj61tLrc4wSX0szH/Ev+nYRRuWlolflfl" crossorigin="anonymous"&gt;</text:p>
      <text:p text:style-name="P64">================================================================================</text:p>
      <text:p text:style-name="P64"/>
      <text:p text:style-name="P64">================================================================================</text:p>
      <text:p text:style-name="P64">&lt;html&gt;</text:p>
      <text:p text:style-name="P64"><text:tab/>&lt;head &gt;</text:p>
      <text:p text:style-name="P64"><text:tab/><text:tab/>&lt;meta charset="UTF-8"&gt;</text:p>
      <text:p text:style-name="P64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64"><text:tab/>&lt;/head&gt;</text:p>
      <text:p text:style-name="P64"><text:tab/>&lt;body&gt;</text:p>
      <text:p text:style-name="P64"><text:tab/><text:tab/>&lt;div th:each="pedido : ${pedidos}"&gt;</text:p>
      <text:p text:style-name="P64"><text:tab/><text:tab/><text:tab/>&lt;div th:text="${pedido.nomeProduto}"&gt;Nome do Produto&lt;/div&gt;</text:p>
      <text:p text:style-name="P64"><text:tab/><text:tab/><text:tab/>&lt;div&gt;Valor: &lt;span th:text="${pedido.valorNegociado}"&gt;200,99&lt;/span&gt;&lt;/div&gt;</text:p>
      <text:p text:style-name="P64"><text:tab/><text:tab/><text:tab/>&lt;div&gt;Data de entrega: &lt;span th:text="${pedido.dataDaEntrega}"&gt;10/02/2020&lt;/span&gt;&lt;/div&gt;</text:p>
      <text:p text:style-name="P64"><text:tab/><text:tab/><text:tab/></text:p>
      <text:p text:style-name="P64"><text:tab/><text:tab/><text:tab/>&lt;div&gt;Produto&lt;/div&gt;</text:p>
      <text:p text:style-name="P64"><text:tab/><text:tab/><text:tab/>&lt;div&gt;&lt;input th:value="${pedido.urlProduto}" value="url do produto"/&gt;&lt;/div&gt;</text:p>
      <text:p text:style-name="P64"><text:tab/><text:tab/><text:tab/></text:p>
      <text:p text:style-name="P64"><text:tab/><text:tab/><text:tab/>&lt;div&gt;Descrição&lt;/div&gt;</text:p>
      <text:p text:style-name="P64"><text:tab/><text:tab/><text:tab/><text:tab/>&lt;div&gt;</text:p>
      <text:p text:style-name="P64"><text:tab/><text:tab/><text:tab/><text:tab/><text:tab/>&lt;textarea th:text="${pedido.descricao}"&gt;descrição do pedido&lt;/textarea&gt;</text:p>
      <text:p text:style-name="P64"><text:tab/><text:tab/><text:tab/><text:tab/>&lt;/div&gt;</text:p>
      <text:p text:style-name="P64"><text:tab/><text:tab/><text:tab/></text:p>
      <text:p text:style-name="P64"><text:tab/><text:tab/><text:tab/>&lt;div&gt;</text:p>
      <text:p text:style-name="P64"><text:tab/><text:tab/><text:tab/><text:tab/>&lt;img th:src="${pedido.urlImagem}" src=""/&gt;</text:p>
      <text:p text:style-name="P64"><text:tab/><text:tab/><text:tab/>&lt;/div&gt;</text:p>
      <text:p text:style-name="P64"><text:tab/><text:tab/>&lt;/div&gt;</text:p>
      <text:p text:style-name="P64"><text:tab/>&lt;/body&gt;</text:p>
      <text:p text:style-name="P64">&lt;/html&gt;</text:p>
      <text:p text:style-name="P64">================================================================================</text:p>
      <text:p text:style-name="P13"/>
      <text:p text:style-name="P14">Com isso, algumas mudanças já são visíveis, como tirar a margem, alterar o espaçamento, coloração e fonte.</text:p>
      <text:p text:style-name="P14"><text:span text:style-name="T22">A</text:span>justar<text:span text:style-name="T22">emos</text:span> os nossos pedidos <text:span text:style-name="T22">através dos </text:span>Components <text:span text:style-name="T22">do Bootstrap, que são estilos visuais que são aplicados em cada &lt;div&gt;, como alerts, buttons, cards.</text:span></text:p>
      <text:p text:style-name="P15">Criaremos uma nova &lt;div&gt;, englobando o pedido, e nela aplicaremos uma class=”container”, <text:span text:style-name="T23">onde basicamente será colocado todo o conteúdo da nossa página, </text:span>para que seja adicionado uma centralização e um tamanho de largura padrão, que de acordo com o dispositivo que será utilizado, vai ter um ajuste diferente, ou seja, ele vai se ajustando, acompanhando o tamanho do dispositivo que está apresentando essa interface.</text:p>
      <text:p text:style-name="P14"/>
      <text:p text:style-name="P15"><text:soft-page-break/>Adicionaremos um <text:span text:style-name="T23">class=”</text:span>card” na &lt;div&gt; dos pedidos.</text:p>
      <text:p text:style-name="P16">Para alterar o estilo dos inputs e do text area, como largura e borda, tornando assim a visualização mais agradável e um layout melhor com relação ao Bootstrap, utilizaremos o componente de formulário, que <text:span text:style-name="T24">s</text:span>ão os Forms. Nos inputs será adicionado a class=”form-control”.</text:p>
      <text:p text:style-name="P17">No topo, onde fica o nome do produto, <text:span text:style-name="T25">mais especificamente na &lt;div&gt; do nomeProduto</text:span>, <text:span text:style-name="T25">será aplicado a class=”card-header”</text:span></text:p>
      <text:p text:style-name="P13"/>
      <text:p text:style-name="P65">================================================================================</text:p>
      <text:p text:style-name="P66">&lt;html&gt;</text:p>
      <text:p text:style-name="P66"><text:tab/>&lt;head &gt;</text:p>
      <text:p text:style-name="P66"><text:tab/>...</text:p>
      <text:p text:style-name="P66"><text:tab/>&lt;/head&gt;</text:p>
      <text:p text:style-name="P66"><text:tab/>&lt;body&gt;</text:p>
      <text:p text:style-name="P66"><text:tab/><text:tab/>&lt;div <text:span text:style-name="T20">class="container"</text:span>&gt;</text:p>
      <text:p text:style-name="P66"><text:tab/><text:tab/><text:tab/>&lt;div <text:span text:style-name="T20">class="card"</text:span> th:each="pedido : ${pedidos}"&gt;</text:p>
      <text:p text:style-name="P66"><text:tab/><text:tab/><text:tab/><text:tab/>&lt;div <text:span text:style-name="T20">class="card-header"</text:span> th:text="${pedido.nomeProduto}"&gt;Nome do Produto&lt;/div&gt;</text:p>
      <text:p text:style-name="P66"><text:tab/><text:tab/><text:tab/><text:tab/>&lt;div&gt;Valor: &lt;span th:text="${pedido.valorNegociado}"&gt;200,99&lt;/span&gt;&lt;/div&gt;</text:p>
      <text:p text:style-name="P66"><text:tab/><text:tab/><text:tab/><text:tab/>&lt;div&gt;Data de entrega: &lt;span th:text="${pedido.dataDaEntrega}"&gt;10/02/2020&lt;/span&gt;&lt;/div&gt;</text:p>
      <text:p text:style-name="P66"><text:tab/><text:tab/><text:tab/><text:tab/></text:p>
      <text:p text:style-name="P66"><text:tab/><text:tab/><text:tab/><text:tab/>&lt;div&gt;Produto&lt;/div&gt;</text:p>
      <text:p text:style-name="P66"><text:tab/><text:tab/><text:tab/><text:tab/>&lt;div&gt;&lt;input class="form-control" th:value="${pedido.urlProduto}" value="url do produto"/&gt;&lt;/div&gt;</text:p>
      <text:p text:style-name="P66"><text:tab/><text:tab/><text:tab/><text:tab/></text:p>
      <text:p text:style-name="P66"><text:tab/><text:tab/><text:tab/><text:tab/>&lt;div&gt;Descrição&lt;/div&gt;</text:p>
      <text:p text:style-name="P66"><text:tab/><text:tab/><text:tab/><text:tab/><text:tab/>&lt;div&gt;</text:p>
      <text:p text:style-name="P66"><text:tab/><text:tab/><text:tab/><text:tab/><text:tab/><text:tab/>&lt;textarea class="form-control" th:text="${pedido.descricao}"&gt;descrição do pedido&lt;/textarea&gt;</text:p>
      <text:p text:style-name="P66"><text:tab/><text:tab/><text:tab/><text:tab/><text:tab/>&lt;/div&gt;</text:p>
      <text:p text:style-name="P66"><text:tab/><text:tab/><text:tab/><text:tab/></text:p>
      <text:p text:style-name="P66"><text:tab/><text:tab/><text:tab/><text:tab/>&lt;div&gt;</text:p>
      <text:p text:style-name="P66"><text:tab/><text:tab/><text:tab/><text:tab/><text:tab/>&lt;img th:src="${pedido.urlImagem}" src=""/&gt;</text:p>
      <text:p text:style-name="P66"><text:tab/><text:tab/><text:tab/><text:tab/>&lt;/div&gt;</text:p>
      <text:p text:style-name="P66"><text:tab/><text:tab/><text:tab/>&lt;/div&gt;</text:p>
      <text:p text:style-name="P66"><text:tab/><text:tab/>&lt;/div&gt;</text:p>
      <text:p text:style-name="P66"><text:tab/>&lt;/body&gt;</text:p>
      <text:p text:style-name="P66">&lt;/html&gt;</text:p>
      <text:p text:style-name="P65">================================================================================</text:p>
      <text:p text:style-name="P50"/>
      <text:p text:style-name="P50">======================<text:span text:style-name="T34">=</text:span></text:p>
      <text:p text:style-name="P50">Posicionamento com Bootstrap</text:p>
      <text:p text:style-name="P50">======================<text:span text:style-name="T34">=</text:span></text:p>
      <text:p text:style-name="P18"/>
      <text:p text:style-name="P19">Nesse momento, nosso layout já tem aplicado nas &lt;tags&gt; as principais classes do Bootstrap, <text:span text:style-name="T26">como os componentes de card e ajustes nos inputs, então, </text:span><text:span text:style-name="T27">agora </text:span><text:span text:style-name="T26">faremos o posicionamento da imagem ao lado do conteúdo do produto.</text:span></text:p>
      <text:p text:style-name="P20">O Bootstrap tem um sistema de Grid (Layout/Grid). Para cada linha, onde ele tem uma classe associada chama<text:span text:style-name="T27">da</text:span> row, o Bootstrap divide uma linha em 12 colunas, <text:span text:style-name="T27">o que permite</text:span> posicionar e ajustar o tamanho dos elementos de acordo com a quantidade de colunas que ele ocupa, por exemplo, dois componente que ocupam <text:span text:style-name="T27">três</text:span> colunas cada, e ambos fazem parte da mesma linha, o Bootstrap os colocará lado a lado, e sobrará 6 colunas.</text:p>
      <text:p text:style-name="P20">O prefixo para se trabalhar com colunas, em questão de quantas colunas o elemento ocupa, é através do .col-, em relação a tela do dispositvo, como Extra Small, Small, Medium, Large e Extra Large.</text:p>
      <text:p text:style-name="P22">Primeiramente, como é uma característica padrão dos cards ter um header e um body, será criado uma &lt;div class=”card-body”&gt;...&lt;/div&gt;, que agrupará os pedidos, sem alterar o layout, mas apenas aplicando uma margem para ajustar o conteúdo dentro do card e alinhar com card-header.</text:p>
      <text:p text:style-name="P23">Será criado mais duas &lt;div&gt;, uma que associará o conteúdo do pedido, e outra ao conteúdo da <text:s/>imagem, <text:span text:style-name="T28">para posicionar os elementos, definindo cada uma com </text:span><text:span text:style-name="T30">X</text:span><text:span text:style-name="T28"> colunas &lt;div class=”col-</text:span><text:span text:style-name="T30">x</text:span><text:span text:style-name="T28">”&gt;, </text:span><text:soft-page-break/><text:span text:style-name="T30">nesse caso, aplicaremos 8 colunas para o conteúdo e 4 colunas para a imagem (total de 12 colunas) </text:span>. <text:span text:style-name="T28">Para que </text:span><text:span text:style-name="T29">o conteúdo do pedido e da imagem se ajustem lado a lado, cada um ocupando </text:span><text:span text:style-name="T30">uma porcentagem</text:span><text:span text:style-name="T29"> da página </text:span><text:span text:style-name="T30">a ser definida</text:span><text:span text:style-name="T28">, é necessário englobar a &lt;div&gt; do conteúdo do pedido e a &lt;div&gt; do conteúdo da imagem numa &lt;div class=”row”&gt;.</text:span></text:p>
      <text:p text:style-name="P24">Na documentação do Bootstrap tem um Content/Images, que nos informa como adicionar algum estilo visual nas imagens, como a class=”img-thumbnail”, que deve ser adicionada na &lt;img&gt;. <text:span text:style-name="T30">Ao aplicar esse estilo, a imagem passa a ter uma borda arredondada, e ela se ajusta ao conteúdo do componente da qual está inclusa.</text:span></text:p>
      <text:p text:style-name="P25">Ao movimentar o tamanho da página, o conteúdo e a imagem se ajustam automaticamente, porém, o conteúdo do pedido vai se estreitando conforme a tela é diminuída, e isso compromete a visualização clara do elemento, então, é interessante que ao ser diminuíd<text:span text:style-name="T31">o o tamanho d</text:span>a tela, o conteúdo se mantenha num tamanho adequado e a imagem fique abaixo, <text:span text:style-name="T31">para não comprometer a visualização. Para isso, será necessário definir tanto o conteúdo do pedido, quanto o conteúdo da imagem em 12 colunas. &lt;div class=”col-12”&gt; e para a imagem não ficar tão colada no conteúdo do pedido, aumentaremos o tamanho da margem de baixo (margin bottom) do conteúdo do pedido &lt;div class=”col-12 mb-3”&gt;.</text:span></text:p>
      <text:p text:style-name="P26">Note que, ao movimentar o tamanho da página, a tela dá um “salto”, que significa que ela visualização se ajustou automaticamente ao tamanho da tela do dispositivo, e esse posicionamento pode ser estilizado. Na Documentação do Bootstrap, em Layout/Grig, há a informação sobre as especificações do tamanho das telas:</text:p>
      <text:p text:style-name="P26"/>
      <text:p text:style-name="P21">Extra Small <text:tab/><text:tab/><text:span text:style-name="T32">xs <text:tab/>.col-</text:span></text:p>
      <text:p text:style-name="P21">Small <text:tab/><text:tab/><text:tab/><text:span text:style-name="T32">sm <text:tab/>.col-sm-</text:span></text:p>
      <text:p text:style-name="P21">Medium <text:tab/><text:tab/><text:span text:style-name="T32">md <text:tab/>.col-md-</text:span></text:p>
      <text:p text:style-name="P21">Large <text:tab/><text:tab/><text:tab/><text:span text:style-name="T32">lg <text:tab/>.col-lg-</text:span></text:p>
      <text:p text:style-name="P21">Extra Large <text:tab/><text:tab/><text:span text:style-name="T32">xl <text:tab/>.col-xl-</text:span></text:p>
      <text:p text:style-name="P21"><text:span text:style-name="T32">E </text:span>Extra Large<text:tab/><text:tab/><text:span text:style-name="T32">xxl <text:tab/>.col-xxl-</text:span></text:p>
      <text:p text:style-name="P21"/>
      <text:p text:style-name="P27">Quando a tela está em seu menor formato, ela está em xs, e quando ela dá o seu primeiro salto, ela está em sm, então podemos usar o <text:span text:style-name="T32">.col-sm- </text:span>para definir quantas colunas ele vai ocupar quando a tela já é um pouco maior, nesse caso, em tamanho Small, dessa forma: conteúdo do pedido &lt;div class="col-12 col-sm-8 mb-3"&gt; e conteúdo da imagem &lt;div class="col-12 col-sm-4"&gt;.</text:p>
      <text:p text:style-name="P28"/>
      <text:p text:style-name="P28">Para se assemelhar ao modelo proposto da tela do pedido, os atributos Valor e Data da entrega devem ficar lado a lado ou seja, na mesma linha. Para isso, o conteúdo referente aos atributos mencionados devem ser colocados dentro de uma &lt;div class=”row”&gt;, para que eles fiquem dentro que uma linha, de modo que, ao entrar no posicionamento/ajuste de tela Medium/md, eles entrem nessa configuração automaticamente, com as colunas definidas para cada atributo. </text:p>
      <text:p text:style-name="P28">Para Valor: <text:tab/><text:tab/>&lt;div class=”col-md-<text:span text:style-name="T33">5</text:span>”.</text:p>
      <text:p text:style-name="P28">Para Data da entrega: <text:tab/>&lt;div class=”col-md-<text:span text:style-name="T33">7</text:span>”.</text:p>
      <text:p text:style-name="P28"/>
      <text:p text:style-name="P29">Veja como ficou o código com as devidas alterações:</text:p>
      <text:p text:style-name="P29"/>
      <text:p text:style-name="P67">================================================================================</text:p>
      <text:p text:style-name="P84">&lt;html&gt;</text:p>
      <text:p text:style-name="P84"><text:tab/>&lt;head &gt;</text:p>
      <text:p text:style-name="P84"><text:tab/><text:tab/>&lt;meta charset="UTF-8"&gt;</text:p>
      <text:p text:style-name="P84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84"><text:tab/>&lt;/head&gt;</text:p>
      <text:p text:style-name="P84"><text:tab/>&lt;body&gt;</text:p>
      <text:p text:style-name="P84"><text:tab/><text:tab/>&lt;div class="container"&gt;</text:p>
      <text:p text:style-name="P84"><text:tab/><text:tab/><text:tab/>&lt;div class="card" th:each="pedido : ${pedidos}"&gt;</text:p>
      <text:p text:style-name="P84"><text:tab/><text:tab/><text:tab/><text:tab/>&lt;div class="card-header" th:text="${pedido.nomeProduto}"&gt;Nome do Produto&lt;/div&gt;</text:p>
      <text:p text:style-name="P84"><text:tab/><text:tab/><text:tab/><text:tab/>&lt;div class="card-body"&gt;</text:p>
      <text:p text:style-name="P84"><text:tab/><text:tab/><text:tab/><text:tab/><text:tab/><text:tab/>&lt;div class="row"&gt;</text:p>
      <text:p text:style-name="P84"><text:soft-page-break/><text:tab/><text:tab/><text:tab/><text:tab/><text:tab/><text:tab/>&lt;div class="col-12 col-sm-8 mb-3"&gt;</text:p>
      <text:p text:style-name="P84"><text:tab/><text:tab/><text:tab/><text:tab/><text:tab/><text:tab/><text:tab/>&lt;div class="row"&gt;</text:p>
      <text:p text:style-name="P84"><text:tab/><text:tab/><text:tab/><text:tab/><text:tab/><text:tab/><text:tab/><text:tab/>&lt;div class="col-md-5"&gt;Valor: &lt;span th:text="${pedido.valorNegociado}"&gt;200,99&lt;/span&gt;&lt;/div&gt;</text:p>
      <text:p text:style-name="P84"><text:tab/><text:tab/><text:tab/><text:tab/><text:tab/><text:tab/><text:tab/><text:tab/>&lt;div class="col-md-7"&gt;Data de entrega: &lt;span th:text="${pedido.dataDaEntrega}"&gt;10/02/2020&lt;/span&gt;&lt;/div&gt;</text:p>
      <text:p text:style-name="P84"><text:tab/><text:tab/><text:tab/><text:tab/><text:tab/><text:tab/><text:tab/>&lt;/div&gt;</text:p>
      <text:p text:style-name="P84"><text:tab/><text:tab/><text:tab/><text:tab/><text:tab/><text:tab/><text:tab/></text:p>
      <text:p text:style-name="P84"><text:tab/><text:tab/><text:tab/><text:tab/><text:tab/><text:tab/><text:tab/>&lt;div&gt;Produto&lt;/div&gt;</text:p>
      <text:p text:style-name="P84"><text:tab/><text:tab/><text:tab/><text:tab/><text:tab/><text:tab/><text:tab/>&lt;div&gt;&lt;input class="form-control" th:value="${pedido.urlProduto}" value="url do produto"/&gt;&lt;/div&gt;</text:p>
      <text:p text:style-name="P84"><text:tab/><text:tab/><text:tab/><text:tab/><text:tab/><text:tab/><text:tab/></text:p>
      <text:p text:style-name="P84"><text:tab/><text:tab/><text:tab/><text:tab/><text:tab/><text:tab/><text:tab/>&lt;div&gt;Descrição&lt;/div&gt;</text:p>
      <text:p text:style-name="P84"><text:tab/><text:tab/><text:tab/><text:tab/><text:tab/><text:tab/><text:tab/><text:tab/>&lt;div&gt;</text:p>
      <text:p text:style-name="P84"><text:tab/><text:tab/><text:tab/><text:tab/><text:tab/><text:tab/><text:tab/><text:tab/><text:tab/>&lt;textarea class="form-control" th:text="${pedido.descricao}"&gt;descrição do pedido&lt;/textarea&gt;</text:p>
      <text:p text:style-name="P84"><text:tab/><text:tab/><text:tab/><text:tab/><text:tab/><text:tab/><text:tab/><text:tab/>&lt;/div&gt;</text:p>
      <text:p text:style-name="P84"><text:tab/><text:tab/><text:tab/><text:tab/><text:tab/><text:tab/>&lt;/div&gt;</text:p>
      <text:p text:style-name="P84"><text:tab/><text:tab/><text:tab/><text:tab/><text:tab/><text:tab/>&lt;div class="col-12 col-sm-4"&gt;</text:p>
      <text:p text:style-name="P84"><text:tab/><text:tab/><text:tab/><text:tab/><text:tab/><text:tab/><text:tab/>&lt;div&gt;</text:p>
      <text:p text:style-name="P84"><text:tab/><text:tab/><text:tab/><text:tab/><text:tab/><text:tab/><text:tab/><text:tab/>&lt;img class="img-thumbnail" th:src="${pedido.urlImagem}" src=""/&gt;</text:p>
      <text:p text:style-name="P84"><text:tab/><text:tab/><text:tab/><text:tab/><text:tab/><text:tab/><text:tab/>&lt;/div&gt;</text:p>
      <text:p text:style-name="P84"><text:tab/><text:tab/><text:tab/><text:tab/><text:tab/><text:tab/>&lt;/div&gt;</text:p>
      <text:p text:style-name="P84"><text:tab/><text:tab/><text:tab/><text:tab/><text:tab/>&lt;/div&gt;</text:p>
      <text:p text:style-name="P84"><text:tab/><text:tab/><text:tab/><text:tab/>&lt;/div&gt;</text:p>
      <text:p text:style-name="P84"><text:tab/><text:tab/><text:tab/>&lt;/div&gt;</text:p>
      <text:p text:style-name="P84"><text:tab/><text:tab/>&lt;/div&gt;</text:p>
      <text:p text:style-name="P84"><text:tab/>&lt;/body&gt;</text:p>
      <text:p text:style-name="P84">&lt;/html&gt;</text:p>
      <text:p text:style-name="P67">================================================================================</text:p>
      <text:p text:style-name="P18"/>
      <text:p text:style-name="P51">=============</text:p>
      <text:p text:style-name="P51">Usando JPA puro</text:p>
      <text:p text:style-name="P51">=============</text:p>
      <text:p text:style-name="P30"/>
      <text:p text:style-name="P30">Agora, o objetivo é fazer com que os pedidos mostrados na interface sejam trazidos do banco de dados e para isso, deve ser adicionado uma conexão com o banco de dados antes, e depois fazer o mapeamento via JPA, que é uma tecnologia que utilizaremos.</text:p>
      <text:p text:style-name="P31">Para adicionar uma conexão via JPA com o banco de dados integrado via SpringBoot, precisamos adicionar as dependências &lt;dependency&gt; necessárias, <text:span text:style-name="T35">acessando-as no start.spring.io, e nas Dependencies, selecionaremos Spring Data JPA e MySQL Driver, e no botão Explorer será gerado as dependências que adicionaremos no mundi/pom.xml, antes do DevTools:<text:line-break/><text:line-break/></text:span><text:span text:style-name="T3"> <text:s text:c="3"/></text:span></text:p>
      <text:p text:style-name="P33"><text:span text:style-name="T3">=</text:span><text:span text:style-name="T2">==========================================================</text:span></text:p>
      <text:p text:style-name="P88">&lt;dependency&gt;</text:p>
      <text:p text:style-name="P89"><text:tab/>&lt;groupId&gt;org.springframework.boot&lt;/groupId&gt;</text:p>
      <text:p text:style-name="P32"><text:span text:style-name="T3"><text:tab/>&lt;artifactId&gt;</text:span><text:span text:style-name="T4">spring-boot-starter-data-jpa</text:span><text:span text:style-name="T3">&lt;/artifactId&gt;</text:span></text:p>
      <text:p text:style-name="P89">&lt;/dependency&gt;</text:p>
      <text:p text:style-name="P89">&lt;dependency&gt;</text:p>
      <text:p text:style-name="P89"><text:tab/>&lt;groupId&gt;mysql&lt;/groupId&gt;</text:p>
      <text:p text:style-name="P32"><text:span text:style-name="T3"><text:tab/>&lt;artifactId&gt;</text:span><text:span text:style-name="T4">mysql-connector-java</text:span><text:span text:style-name="T3">&lt;/artifactId&gt;</text:span></text:p>
      <text:p text:style-name="P89"><text:tab/>&lt;scope&gt;runtime&lt;/scope&gt;</text:p>
      <text:p text:style-name="P89">&lt;/dependency&gt;</text:p>
      <text:p text:style-name="P88">===========================================================</text:p>
      <text:p text:style-name="P18"/>
      <text:p text:style-name="P34">Além disso, precisamos também das propriedades de como preencher, e quais as propriedades que vamos adicionar no nosso projeto para ensinar o Spring a se conectar com o banco de dados. Através da busca por “spring guides jpa mysql” no Google, acessaremos o <text:a xlink:type="simple" xlink:href="https://spring.io/guides/gs/accessing-data-mysql/" text:style-name="Internet_20_link" text:visited-style-name="Visited_20_Internet_20_Link">https://spring.io/guides/gs/accessing-data-mysql/</text:a>, que é um guia do próprio site do Spring que mostra como fazer essa configuração através do <text:span text:style-name="T1">application.properties</text:span>. Copiaremos as propriedades e colaremos no arquivo application.properties no Eclipse, que está em src/main/resources/templates, e começaremos configurar.</text:p>
      <text:p text:style-name="P34"><text:s/></text:p>
      <text:p text:style-name="P18"/>
      <text:p text:style-name="P68"/>
      <text:p text:style-name="P69"><text:soft-page-break/>==========================================================================</text:p>
      <text:p text:style-name="P69">spring.jpa.hibernate.ddl-auto=update</text:p>
      <text:p text:style-name="P69">spring.datasource.url=jdbc:mysql://${MYSQL_HOST:localhost}:3306/mudi</text:p>
      <text:p text:style-name="P69">spring.datasource.username=root</text:p>
      <text:p text:style-name="P69">spring.datasource.password=root</text:p>
      <text:p text:style-name="P69">==========================================================================</text:p>
      <text:p text:style-name="P18"/>
      <text:p text:style-name="P18">hibernate.ddl-auto=update: <text:span text:style-name="T36">vai atualizar automaticamente com os novos bancos de dados que adicionaremos no projeto.</text:span></text:p>
      <text:p text:style-name="P18"/>
      <text:p text:style-name="P35">Url localhost:3306/mudi: que é a porta onde o banco ficará hospedado, com o nome do projeto Mudi.</text:p>
      <text:p text:style-name="P35"/>
      <text:p text:style-name="P35">User/Password: definidos no MariaDB.</text:p>
      <text:p text:style-name="P35"/>
      <text:p text:style-name="P35">Através do Client HeidiSQL, que é instalado junto com o MariaDB, configuraremos um acesso root e criaremos um banco de dados do Mudi. <text:span text:style-name="T37">Ele não tem nenhuma tabela, mas não precisaremos criar na mão, porque a nossa aplicação vai subir com o ddl-auto=update, então isso vai fazer com que ele crie a própria tabela que vamos precisar. A tabela que precisaremos criar no banco de dados é a que tem os dados do pedido.</text:span></text:p>
      <text:p text:style-name="P36">Para fazer a criação da tabela utilizando o JPA, teremos que acessar, no Eclipse, a classe Pedido, anota ela como uma @Entity do pacote javax.persistence.Entity, adiciona o atributo private Long id; com as anotações @Id @GeneratedValue (strategy = GenerationType.<text:span text:style-name="T39">IDENTITY</text:span>), <text:span text:style-name="T38">para que seja criado uma tabela pedido, com uma coluna chama</text:span><text:span text:style-name="T42">da</text:span><text:span text:style-name="T38"> id auto-incremento, que observaremos no HeidiSQL.</text:span></text:p>
      <text:p text:style-name="P18"/>
      <text:p text:style-name="P37">No HeidiSQL, vamos criar, na tabela pedido, através do botão +, um registro que será preenchido com as informações do pedido que queremos adicionar, nesse caso, utilizaremos os dados que estão na classe HomeController, e commitaremos posteriormente, através do botão check.</text:p>
      <text:p text:style-name="P37">Agora que já temos a conexão com o banco de dados dos pedidos, podemos apagar os dados e a lista do pedido que estão setados no HomeController.</text:p>
      <text:p text:style-name="P37">Para se comunicar com o banco de dados utilizando o JPA, utilizaremos a <text:span text:style-name="T42">I</text:span><text:span text:style-name="T40">nterface</text:span> private EntityManager entityManager; <text:span text:style-name="T41">e vamos pedir para o hibernate configurar esse entityManager usando a anotação @PersistenceContext.</text:span></text:p>
      <text:p text:style-name="P38">E para fazer uma consulta para buscar todos os pedidos do banco, vamos chamar o método entityManager.createQuery(“select p from Pedido p”), <text:span text:style-name="T43">adicionar uma variável local (crtl 1) chamada de query, Query query = entityManager.createQuery("select p from Pedido p"); que se tivéssemos que passar algum parâmetro, seria utilizando ele, mas por enquanto não passaremos nada.</text:span></text:p>
      <text:p text:style-name="P39">Vamos utilizar o query.getResultList(), e para <text:span text:style-name="T44">fazer com que essa lista do tipo Pedido seja um resultado</text:span>, vamos adicionar uma variável local (ctrl 1), com o nome de <text:span text:style-name="T44">pedidos</text:span>, List&lt;<text:span text:style-name="T44">Pedido</text:span>&gt; <text:span text:style-name="T44">pedidos</text:span> = query.getResultList();. <text:span text:style-name="T45">Deveremos </text:span><text:span text:style-name="T44">também adicionar no createdQuery a Result class que queremos, </text:span>Query query = entityManager.createQuery("select p from Pedido p", <text:span text:style-name="T44">Pedido.class</text:span>);, <text:span text:style-name="T44">assim, o get.resultList irá de fato retornar uma lista de pedidos, que será adicionada na variável pedidos que foi chamada no model.addAtributte.</text:span></text:p>
      <text:p text:style-name="P39"/>
      <text:p text:style-name="P85">===============================================================================================</text:p>
      <text:p text:style-name="P85">@Controller</text:p>
      <text:p text:style-name="P85">public class HomeController {</text:p>
      <text:p text:style-name="P85"><text:tab/>@PersistenceContext</text:p>
      <text:p text:style-name="P85"><text:tab/>private EntityManager entityManager;</text:p>
      <text:p text:style-name="P85"><text:tab/>@GetMapping("/home")</text:p>
      <text:p text:style-name="P85"><text:tab/>public String home(Model model) {</text:p>
      <text:p text:style-name="P85"><text:tab/><text:tab/>Query query = entityManager.createQuery("select p from Pedido p", Pedido.class);</text:p>
      <text:p text:style-name="P85"><text:tab/><text:tab/>List&lt;Pedido&gt; pedidos = query.getResultList();</text:p>
      <text:p text:style-name="P85"><text:tab/><text:tab/>model.addAttribute("pedidos", pedidos);</text:p>
      <text:p text:style-name="P85"><text:tab/><text:tab/>return "home";</text:p>
      <text:p text:style-name="P85"><text:tab/>}</text:p>
      <text:p text:style-name="P85"/>
      <text:p text:style-name="P85">}</text:p>
      <text:p text:style-name="P85">===============================================================================================</text:p>
      <text:p text:style-name="P52"><text:soft-page-break/>==================</text:p>
      <text:p text:style-name="P52">Injeção de dependências</text:p>
      <text:p text:style-name="P52">==================</text:p>
      <text:p text:style-name="P40"/>
      <text:p text:style-name="P40">Detalhes importantes para a continuação do treinamento:</text:p>
      <text:p text:style-name="P40"/>
      <text:p text:style-name="P41">Não foi criada nenhuma instância <text:span text:style-name="T54">manualmente </text:span>da classe HomeController, porque ela é gerenciada pelo próprio Spring, sendo assim, o entityManager, que é um atributo necessário para essa classe, também é gerenciado pelo Spring e injetado dentro <text:span text:style-name="T54">da</text:span> classe HomeController. </text:p>
      <text:p text:style-name="P42"><text:span text:style-name="T55">O Spring a</text:span>lém de <text:span text:style-name="T56">saber resolver</text:span> as instâncias de HomeController, ele percebe que as instâncias de HomeController dependem de um EntityManager, que é que<text:span text:style-name="T56">m</text:span> vai no banco de dados, e para ir no banco de dados <text:span text:style-name="T56">é necessário</text:span> uma conection, e na hora de criar uma conection precisa de uma propriedade, que é o application-properties, e tudo isso está sendo resolvido pelo Spring. Na verdade o Spring não está criando essas instância<text:span text:style-name="T56">s</text:span>, mas ele sabe ir até alguém que saiba criar, e ele injeta as dependências quando necessário.</text:p>
      <text:p text:style-name="P43">Nesse momento, o HomeController está com muita responsabilidade como as dependências do EntityManager, PersistenceContext, Query. Por isso será criado um repositório, <text:span text:style-name="T50">uma nova classe </text:span>com o nome de <text:span text:style-name="T46">PedidoR</text:span>epository, <text:span text:style-name="T46">dentro do </text:span><text:span text:style-name="T50">novo </text:span><text:span text:style-name="T46">package repository</text:span>, que ficará com a lógica de fazer a consulta no banco de dados, <text:span text:style-name="T57">e terá</text:span><text:span text:style-name="T46"> a responsabilidade de acessar um repositório de informações de dados.</text:span></text:p>
      <text:p text:style-name="P42"/>
      <text:p text:style-name="P44">Lógica de consulta no banco de dados:<text:line-break/></text:p>
      <text:p text:style-name="P71">================================================================================</text:p>
      <text:p text:style-name="P70">Query query = entityManager.createQuery("select p from Pedido p", Pedido.class);</text:p>
      <text:p text:style-name="P70">List&lt;Pedido&gt; pedidos = query.getResultList();</text:p>
      <text:p text:style-name="P71">================================================================================</text:p>
      <text:p text:style-name="P42"/>
      <text:p text:style-name="P45">A classe PedidoRepository vai retornar uma <text:span text:style-name="T47">List</text:span> (java.util.list) do tipo Pedido, com o atributo recuperaTodosOsPedidos.</text:p>
      <text:p text:style-name="P45">O @PersistenceContext da classe HomeController será transferido para a classe PedidoRepository, para que seja possível a consulta pelo PedidoRepository, <text:span text:style-name="T50">retornando um resultado da lista, </text:span><text:span text:style-name="T48">com o return query.getResultList();, </text:span></text:p>
      <text:p text:style-name="P46">Como agora é a classe PedidoRepository que está utilizando o EntityManager, o HomeController não tem mais esse acesso, <text:span text:style-name="T49">mas sim </text:span><text:span text:style-name="T57">o acesso </text:span><text:span text:style-name="T49">a classe PedidoRepository, dessa forma: <text:line-break/>private PedidoRepository repository;</text:span></text:p>
      <text:p text:style-name="P47"/>
      <text:p text:style-name="P47">E <text:span text:style-name="T50">deve</text:span> utilizar o <text:span text:style-name="T51">atributo </text:span>repository para recuperar todos os pedidos <text:span text:style-name="T50">da lista</text:span>:<text:line-break/></text:p>
      <text:p text:style-name="P47"><text:span text:style-name="T50">List&lt;Pedido&gt; pedidos = </text:span>repository.recuperaTodosOsPedidos();</text:p>
      <text:p text:style-name="P47"/>
      <text:p text:style-name="P48">As dependências de EntityManager, PersistenceContext e Query já podem ser apagadas de HomeController.</text:p>
      <text:p text:style-name="P48"/>
      <text:p text:style-name="P49">Contudo, somente informar o atributo repository <text:span text:style-name="T52">na classe HomeController (que já é instanciada pelo Spring pelo @Controller)</text:span> não é suficiente para que o Spring faça injeção de uma dependência automaticamente, para isso, deve ser inserido a anotação @Autowired, que passa a informação para o Spring de que queremos uma instância de PedidoRepository <text:span text:style-name="T52">e, além disso, a classe PedidoRepository também deve ser gerenciada/instanciada pelo Spring, </text:span><text:span text:style-name="T53">com uma anotação que tem uma semântica mais adequada para essa classe, que é a @Repository, que passa a informação para o Spring que a classe é um repositório, que deve ser gerenciada e instanciada sempre que for solicitado.</text:span></text:p>
      <text:p text:style-name="P49"/>
      <text:p text:style-name="P72"/>
      <text:p text:style-name="P72"/>
      <text:p text:style-name="P72"><text:soft-page-break/>=============================================================================<text:line-break/>@Controller</text:p>
      <text:p text:style-name="P72">public class HomeController {</text:p>
      <text:p text:style-name="P72"><text:tab/></text:p>
      <text:p text:style-name="P72"><text:tab/>@Autowired</text:p>
      <text:p text:style-name="P72"><text:tab/>private PedidoRepository repository;</text:p>
      <text:p text:style-name="P72"/>
      <text:p text:style-name="P72"><text:tab/>@GetMapping("/home")</text:p>
      <text:p text:style-name="P72"><text:tab/>public String home(Model model) {</text:p>
      <text:p text:style-name="P72"><text:tab/><text:tab/>List&lt;Pedido&gt; pedidos = repository.recuperaTodosOsPedidos();</text:p>
      <text:p text:style-name="P72"><text:tab/><text:tab/>model.addAttribute("pedidos", pedidos);</text:p>
      <text:p text:style-name="P72"><text:tab/><text:tab/>return "home";</text:p>
      <text:p text:style-name="P72"><text:tab/>}</text:p>
      <text:p text:style-name="P72"/>
      <text:p text:style-name="P72">}</text:p>
      <text:p text:style-name="P72">=============================================================================</text:p>
      <text:p text:style-name="P72"/>
      <text:p text:style-name="P72">=============================================================================</text:p>
      <text:p text:style-name="P72">@Repository</text:p>
      <text:p text:style-name="P72">public class PedidoRepository {</text:p>
      <text:p text:style-name="P72"><text:tab/></text:p>
      <text:p text:style-name="P72"><text:tab/>@PersistenceContext</text:p>
      <text:p text:style-name="P72"><text:tab/>private EntityManager entityManager;</text:p>
      <text:p text:style-name="P72"><text:tab/></text:p>
      <text:p text:style-name="P72"><text:tab/>public List&lt;Pedido&gt; recuperaTodosOsPedidos() {</text:p>
      <text:p text:style-name="P72"><text:tab/><text:tab/>Query query = entityManager.createQuery("select p from Pedido p", Pedido.class);</text:p>
      <text:p text:style-name="P72"><text:tab/><text:tab/>return query.getResultList();</text:p>
      <text:p text:style-name="P72"><text:tab/>}</text:p>
      <text:p text:style-name="P72"/>
      <text:p text:style-name="P72">}</text:p>
      <text:p text:style-name="P72">=============================================================================</text:p>
      <text:p text:style-name="P72"/>
      <text:p text:style-name="P53">=============</text:p>
      <text:p text:style-name="P53">Spring Data JPA</text:p>
      <text:p text:style-name="P53">=============</text:p>
      <text:p text:style-name="P54"/>
      <text:p text:style-name="P54">O Spring Data já está sendo utilizado no projeto, adicionado como dependência no pom.xml para utilizar na comunicação com o banco de dados.</text:p>
      <text:p text:style-name="P54"/>
      <text:p text:style-name="P73">===========================================================</text:p>
      <text:p text:style-name="P73">&lt;dependency&gt;</text:p>
      <text:p text:style-name="P73"><text:tab/>&lt;groupId&gt;org.springframework.boot&lt;/groupId&gt;</text:p>
      <text:p text:style-name="P73"><text:tab/>&lt;artifactId&gt;spring-boot-starter-data-jpa&lt;/artifactId&gt;</text:p>
      <text:p text:style-name="P73">&lt;/dependency&gt;</text:p>
      <text:p text:style-name="P73">===========================================================</text:p>
      <text:p text:style-name="P73"/>
      <text:p text:style-name="P98">O projeto Spring Data é definido como um umbrella de subprojetos com tecnologia para acesso de repositórios de bancos de dados diferentes, <text:span text:style-name="T58">e nesse projeto, estamos utilizando o subprojeto Spring Data JPA e tem integração com o JPA, e tem um nível de abstração mais alto, </text:span><text:span text:style-name="T61">o que</text:span><text:span text:style-name="T58"> torna a configuração e a comunicação com o bando de dados bem mais simples e com muita coisa já implementada. </text:span></text:p>
      <text:p text:style-name="P93"><text:span text:style-name="T61">C</text:span>onverter<text:span text:style-name="T61">emos</text:span> noss<text:span text:style-name="T61">a classe</text:span> PedidoRepository utilizando JPA para trabalharmos com Spring Data JPA (integrado com JPA).</text:p>
      <text:p text:style-name="P93">O Spring Data JPA utiliza Interfaces para fazer a comunicação, logo, alteraremos a classe PedidoRepository para interface:</text:p>
      <text:p text:style-name="P55"/>
      <text:p text:style-name="P74">===================================</text:p>
      <text:p text:style-name="P74">@Repository</text:p>
      <text:p text:style-name="P74">public <text:span text:style-name="T20">interface</text:span> PedidoRepository {</text:p>
      <text:p text:style-name="P74">===================================</text:p>
      <text:p text:style-name="P55"/>
      <text:p text:style-name="P95"><text:soft-page-break/>E na descrição/definição dos métodos das Interfaces, deve ser seguido um padrão de nomenclatura para os métodos, que vai passar a explicação para o Spring Data de como aquele método deve ser implementado, e <text:span text:style-name="T61">o Spring</text:span>, pelo nome, vai implementar aquele método.</text:p>
      <text:p text:style-name="P95">Por exemplo, para o método recuperaTodosOsPedidos(), utilizando o padrão Spring Data de nomenclatura, utilizaremos o findAll(), que fará com que o Spring possa identificar um método que recupera uma lista de pedidos, e <text:span text:style-name="T59">como </text:span>ele sabe fazer um select * ("select p from Pedido p") <text:span text:style-name="T59">e sabe utilizar o EntityManager</text:span>, ele vai implementar o método usando o nome do próprio método. <text:span text:style-name="T59">E com isso, essas implementações </text:span><text:span text:style-name="T61">já </text:span><text:span text:style-name="T59">não </text:span><text:span text:style-name="T60">s</text:span><text:span text:style-name="T61">er</text:span><text:span text:style-name="T60">ão</text:span><text:span text:style-name="T59"> mais necessári</text:span><text:span text:style-name="T60">as, e além disso, vamos diminuindo as dependências.</text:span></text:p>
      <text:p text:style-name="P56"/>
      <text:p text:style-name="P75">=================================================</text:p>
      <text:p text:style-name="P75">package br.com.alura.mvc.mudi.repository;</text:p>
      <text:p text:style-name="P75"/>
      <text:p text:style-name="P75">import org.springframework.stereotype.Repository;</text:p>
      <text:p text:style-name="P75"/>
      <text:p text:style-name="P75">import java.util.List;</text:p>
      <text:p text:style-name="P75"/>
      <text:p text:style-name="P75">import br.com.alura.mvc.mudi.model.Pedido;</text:p>
      <text:p text:style-name="P75"/>
      <text:p text:style-name="P75">@Repository</text:p>
      <text:p text:style-name="P75">public interface PedidoRepository {</text:p>
      <text:p text:style-name="P75"><text:tab/></text:p>
      <text:p text:style-name="P75"><text:tab/>public List&lt;Pedido&gt; findAll();</text:p>
      <text:p text:style-name="P75">}</text:p>
      <text:p text:style-name="P75">=================================================</text:p>
      <text:p text:style-name="P56"/>
      <text:p text:style-name="P96">Para que o PedidoRepository funcione integrado com o Spring Data, precisamos extends uma Interface chamada de JpaRepository.</text:p>
      <text:p text:style-name="P97">Como parâmetro para a Interface JpaRepository, preciamos informar dois tipos genéricos. O primeiro é o tipo que ela está lidando, que é o &lt;Pedido&gt; é o outro é o id que é utilizado na classe Pedido, que no caso é o Long.</text:p>
      <text:p text:style-name="P100">Quando a Interface JpaRepository é estendida, automaticamente é herdado algumas definições de métodos e uma delas é o findAll(), e por isso, podemos apagar.</text:p>
      <text:p text:style-name="P56"/>
      <text:p text:style-name="P90">=================================================<text:span text:style-name="T62">=====================</text:span></text:p>
      <text:p text:style-name="P90">@Repository</text:p>
      <text:p text:style-name="P90">public interface PedidoRepository extends JpaRepository&lt;Pedido, Long&gt;{</text:p>
      <text:p text:style-name="P90"><text:tab/></text:p>
      <text:p text:style-name="P90">}</text:p>
      <text:p text:style-name="P90">=================================================<text:span text:style-name="T62">=====================</text:span></text:p>
      <text:p text:style-name="P92"/>
      <text:p text:style-name="P100">Portanto, na classe HomeController, já podemos/devemos substituir o método recuperaTodosOsPedidos() pelo findAll(), pois significa basicamente a mesma coisa. Principalmente se o nome do repositório repository for mais claro, como pedidoRepository, onde claramente ele vai retornar uma lista de pedidos.</text:p>
      <text:p text:style-name="P100"/>
      <text:p text:style-name="P91">=================================================<text:span text:style-name="T62">=======</text:span></text:p>
      <text:p text:style-name="P91"><text:tab/>@GetMapping("/home")</text:p>
      <text:p text:style-name="P91"><text:tab/>public String home(Model model) {</text:p>
      <text:p text:style-name="P91"><text:tab/><text:tab/>List&lt;Pedido&gt; pedidos = <text:span text:style-name="T62">pedidoR</text:span>epository.findAll();</text:p>
      <text:p text:style-name="P91"><text:tab/><text:tab/>model.addAttribute("pedidos", pedidos);</text:p>
      <text:p text:style-name="P91"><text:tab/><text:tab/>return "home";</text:p>
      <text:p text:style-name="P91"><text:tab/>}</text:p>
      <text:p text:style-name="P91">=================================================<text:span text:style-name="T62">=======</text:span></text:p>
      <text:p text:style-name="P99"/>
      <text:p text:style-name="P101">Com isso, na classe PedidoRepository, podemos apagar a dependência java.util.List;, <text:span text:style-name="T63">deixando somente as dependências para as classes JpaRepository que é do Spring Data, o esteriótipo @Repository, que é para integrar com o Spring e a Pedido, porque é um repositório de pedidos.</text:span></text:p>
      <text:p text:style-name="P101"/>
      <text:p text:style-name="P112"><text:soft-page-break/>===============</text:p>
      <text:p text:style-name="P112">Menu de Navegação</text:p>
      <text:p text:style-name="P112">===============</text:p>
      <text:p text:style-name="P102"/>
      <text:p text:style-name="P102">Nesse momento, já conseguimos listar os pedidos que estão no banco de dados que foram cadastrados na mão.</text:p>
      <text:p text:style-name="P102">Para a crianção desses pedidos, criaremos a tela de formulário de pedidos, através do Bootstrap para criação do layout e o Thymeleaf para podermos fazer validações, apresentar mensagens de erros.</text:p>
      <text:p text:style-name="P102">Antes da criação da página de formulário de pedidos, é necessário criar o link para se chegar até essa página na home.html.</text:p>
      <text:p text:style-name="P103">O objetivo é fazer a parte dos Menus de Navegação com os links de: “todos, aguardando, aprovado e entregue”, além do botão: “novo”.</text:p>
      <text:p text:style-name="P104">Em Html, para o Menu de <text:span text:style-name="T64">N</text:span>avegação é utilizado a tag &lt;nav&gt;&lt;nav/&gt;, e dentro será criado todos os links através do &lt;a href=“”&gt;Título&lt;/a&gt;.</text:p>
      <text:p text:style-name="P103">Para estilizar o Menu de <text:span text:style-name="T64">N</text:span>avegação, aplicaremos os componentes de estilo visual <text:span text:style-name="T64">em</text:span> Bootstrap/<text:span text:style-name="T64">Documentation/Components/Navbar.</text:span></text:p>
      <text:p text:style-name="P105">O Menu está dentro de um &lt;<text:span text:style-name="T65">nav&gt;, e utilizaremos a seguinte estilização</text:span> &lt;nav class="navbar navbar-expand-lg navbar-light bg-light"&gt;.</text:p>
      <text:p text:style-name="P106">Ainda na estilização dos menus, os links <text:span text:style-name="T66">deverão estar</text:span> dentro de uma &lt;div&gt;, com a estilização </text:p>
      <text:p text:style-name="P106">&lt;div class="navbar-nav"&gt;&lt;/div&gt;, <text:span text:style-name="T66">e os links com o CSS aplicado &lt;a class="nav-link active" href=""&gt;Todos&lt;/a&gt;, e os demais sem o “active”.</text:span></text:p>
      <text:p text:style-name="P107">Inseriremos o botão de “Novo”, com alinhamento à direita, fora da &lt;div&gt; dos links, com <text:s/>&lt;button class="btn btn-outline-success"&gt;Novo&lt;/button&gt;. <text:span text:style-name="T67">E para o posicionamento, utilizaremos os componentes do flex.utilities, com a class= “d-flex justify-content-between”, apenas colocando o conteúdo “d-flex justify-content-between” dentro da class do &lt;nav&gt; </text:span><text:span text:style-name="T69">mais ou mb-3 para o espaçamento abaixo</text:span><text:span text:style-name="T67">.</text:span></text:p>
      <text:p text:style-name="P108">Feito isso, transformaremos o botão Novo em um link, adicionando um &lt;a href=“<text:span text:style-name="T68">pedido/formulario</text:span>”&gt;&lt;button class="btn btn-outline-secondary"&gt;Novo&lt;/button&gt;&lt;/a&gt;.</text:p>
      <text:p text:style-name="P109">Faremos uma &lt;div&gt;&lt;h1&gt; para o título “Meus Pedidos”, com o estilo visual da class= “jumbotron”, e mb-0, e o estilo class="display-4".</text:p>
      <text:p text:style-name="P110">Ajustaremos o redimensionamento do menu dentro de &lt;nav&gt;, para que em um dispositivo menor (tela), ele mantenha sua configuração. Dentro de &lt;nav&gt;, no navbar-expand-lg, significa que o menu apenas vai se expandir, deixando os itens na horizontal, quando a tela for large (lg), logo, removeremos o lg.</text:p>
      <text:p text:style-name="P110"/>
      <text:p text:style-name="P114">================================================================================</text:p>
      <text:p text:style-name="P114">&lt;div class="jumbotron mb-0"&gt;</text:p>
      <text:p text:style-name="P114"><text:tab/>&lt;h1 class="display-4"&gt;Meus Pedidos&lt;/h1&gt;</text:p>
      <text:p text:style-name="P114">&lt;/div&gt;</text:p>
      <text:p text:style-name="P114"><text:tab/><text:tab/><text:tab/><text:tab/></text:p>
      <text:p text:style-name="P114"><text:tab/>&lt;nav class="navbar navbar-expand navbar-light bg-light d-flex justify-content-between mb-3"&gt;</text:p>
      <text:p text:style-name="P114"><text:tab/><text:tab/>&lt;div class="navbar-nav"&gt;</text:p>
      <text:p text:style-name="P114"><text:tab/><text:tab/><text:tab/>&lt;a class="nav-link active" href=""&gt;Todos&lt;/a&gt;</text:p>
      <text:p text:style-name="P114"><text:tab/><text:tab/><text:tab/>&lt;a class="nav-link" href=""&gt;Aguardando&lt;/a&gt;</text:p>
      <text:p text:style-name="P114"><text:tab/><text:tab/><text:tab/>&lt;a class="nav-link" href=""&gt;Aprovado&lt;/a&gt;</text:p>
      <text:p text:style-name="P114"><text:tab/><text:tab/><text:tab/>&lt;a class="nav-link" href=""&gt;Entregue&lt;/a&gt;</text:p>
      <text:p text:style-name="P114"><text:tab/><text:tab/>&lt;/div&gt;</text:p>
      <text:p text:style-name="P114"><text:tab/><text:tab/>&lt;a href="pedido/formulario"&gt;&lt;button class="btn btn-outline-secondary"&gt;Novo&lt;/button&gt;&lt;/a&gt;</text:p>
      <text:p text:style-name="P114"><text:tab/>&lt;/nav&gt;</text:p>
      <text:p text:style-name="P114">================================================================================</text:p>
      <text:p text:style-name="P114"/>
      <text:p text:style-name="P111"/>
      <text:p text:style-name="P111"/>
      <text:p text:style-name="P111"/>
      <text:p text:style-name="P111"/>
      <text:p text:style-name="P113"><text:soft-page-break/>================</text:p>
      <text:p text:style-name="P113">Formulário do Pedido</text:p>
      <text:p text:style-name="P113">================</text:p>
      <text:p text:style-name="P111"/>
      <text:p text:style-name="P1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ar bs-font-monospace" svg:font-family="'var bs-font-monospac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6T17:00:00Z</meta:creation-date>
    <dc:date>2021-03-05T17:22:04.797000000</dc:date>
    <meta:editing-cycles>80</meta:editing-cycles>
    <meta:editing-duration>PT9H6M11S</meta:editing-duration>
    <meta:document-statistic meta:table-count="0" meta:image-count="0" meta:object-count="0" meta:page-count="17" meta:paragraph-count="585" meta:word-count="4872" meta:character-count="39171" meta:non-whitespace-character-count="34158"/>
    <meta:template xlink:type="simple" xlink:actuate="onRequest" xlink:title="" xlink:href="Normal"/>
  </office:meta>
</office:document-meta>
</file>